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pdf" manifest:full-path="Pictures/12.pdf"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weight="bold" style:font-weight-asian="bold" style:font-weight-complex="bold"/>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weight="bold" style:font-weight-asian="bold" style:font-weight-complex="bold"/>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office:automatic-styles>
  <office:body>
    <office:text>
      <text:h text:style-name="Title">Complex Ecological Networks</text:h>
      <text:p text:style-name="Author">Mathilde Besson</text:p>
      <text:p text:style-name="Affiliation">1,2</text:p>
      <text:p text:style-name="Email"/>
      <text:p/>
      <text:p text:style-name="Author">Eva Delmas*</text:p>
      <text:p text:style-name="Affiliation">1,2</text:p>
      <text:p text:style-name="Email"/>
      <text:p/>
      <text:p text:style-name="Author">Timothée Poisot</text:p>
      <text:p text:style-name="Affiliation">1,2</text:p>
      <text:p text:style-name="Email"/>
      <text:p/>
      <text:p text:style-name="Author">Dominique Gravel</text:p>
      <text:p text:style-name="Affiliation">2,3</text:p>
      <text:p text:style-name="Email"/>
      <text:p/>
      <text:p/>
      <text:p text:style-name="Affiliation">1 - Université de Montréal, Département de Sciences Biologiques</text:p>
      <text:p text:style-name="Affiliation">2 - Québec Centre for Biodiversity Sciences</text:p>
      <text:p text:style-name="Affiliation">3 - Université de Sherbrooke, Département de Biologie</text:p>
      <text:p text:style-name="Abstract"><text:span text:style-name="Bold">Abstract:</text:span> <text:p text:style-name="Text_20_body">Introduction to ecological network</text:p></text:p>
      <text:p text:style-name="Abstract"><text:span text:style-name="Italic">Keywords:</text:span> Assemblage,Biodiversity Ecosystem Function,Communities,Ecological mechanisms,Graph theory,Network structure,Regional species pool,Stability,,</text:p>
      <text:p text:style-name="Faux page break"> </text:p>
      <text:h text:style-name="Heading_20_1" text:outline-level="1">Glossary</text:h>
      <text:p text:style-name="First_20_paragraph">Adjacency matrix: square matrix representing species interactions. If two species <draw:frame text:anchor-type="as-char" style:vertical-pos="middle" style:vertical-rel="text"><draw:object xlink:href="Formula-0/" xlink:type="simple" xlink:show="embed" xlink:actuate="onLoad"/></draw:frame> and <draw:frame text:anchor-type="as-char" style:vertical-pos="middle" style:vertical-rel="text"><draw:object xlink:href="Formula-1/" xlink:type="simple" xlink:show="embed" xlink:actuate="onLoad"/></draw:frame> interact, the intersection of the matrix at <draw:frame text:anchor-type="as-char" style:vertical-pos="middle" style:vertical-rel="text"><draw:object xlink:href="Formula-2/" xlink:type="simple" xlink:show="embed" xlink:actuate="onLoad"/></draw:frame> will be 1, and if no interaction.</text:p>
      <text:p text:style-name="Text_20_body">Assembly rules: Ecological processes that lead to a specific species' composition of a community, <text:span text:style-name="T1">e.g.</text:span> competition, predator-prey interactions, arrival history, etc.</text:p>
      <text:p text:style-name="Text_20_body"><text:span text:style-name="T2">Bipartite</text:span><text:span text:style-name="T3"> </text:span><text:span text:style-name="T4">/</text:span><text:span text:style-name="T5"> </text:span><text:span text:style-name="T6">Unipartite</text:span><text:span text:style-name="T7"> </text:span><text:span text:style-name="T8">network</text:span> The entire representation of the adjacency matrix offers an <text:span text:style-name="T9">unipartite</text:span> network representation, where the hierarchy between nodes and their position into the network is not always visible (<text:span text:style-name="T10">Figure</text:span><text:span text:style-name="T11"> </text:span><text:span text:style-name="T12">1</text:span>). On the contrary, a bipartite or k-partite network is a hierarchical representation of the network (<text:span text:style-name="T13">Figure</text:span><text:span text:style-name="T14"> </text:span><text:span text:style-name="T15">2</text:span>), where nodes are separated depending on their position or function into the network (<text:span text:style-name="T16">e.g</text:span> pollinator-plant as bipartite network).</text:p>
      <text:p text:style-name="Text_20_body">Ecological interactions: Every type of contact between two species that alters the abundance, biomass and/or behavior of one or both species. Interactions can be trophic, mutualistic or antagonistic, directed or undirected, weighted or unweighted.</text:p>
      <text:p text:style-name="Text_20_body">Ecosystem functioning: Biotic and abiotic processes that regulate ecosystem, allowing energy and matter flux between trophic levels and between ecosystems, <text:span text:style-name="T17">e.g.</text:span> biogeochemical cycles.</text:p>
      <text:p text:style-name="Text_20_body">Graph theory: Mathematical framework used to model the relationship between the objects of a network</text:p>
      <text:p text:style-name="Text_20_body">Network structure: General shape of a network. It is commonly measured using connectance, link distribution, general architecture (nestedness and modularity), etc.</text:p>
      <text:p text:style-name="Text_20_body">Nodes/Links, Vertices/Edges: Following graph theory, species are represented as nodes (or vertices), and interactions between them are represented by links (or edges).</text:p>
      <text:p text:style-name="Text_20_body">Phylogenetic signal: tendency of phylogenetically close species to have similar traits.</text:p>
      <text:h text:style-name="Heading_20_1" text:outline-level="1">Nomenclature</text:h>
      <text:p text:style-name="First_20_paragraph"><draw:frame text:anchor-type="as-char" style:vertical-pos="middle" style:vertical-rel="text"><draw:object xlink:href="Formula-3/" xlink:type="simple" xlink:show="embed" xlink:actuate="onLoad"/></draw:frame> population size</text:p>
      <text:p text:style-name="Text_20_body"><draw:frame text:anchor-type="as-char" style:vertical-pos="middle" style:vertical-rel="text"><draw:object xlink:href="Formula-4/" xlink:type="simple" xlink:show="embed" xlink:actuate="onLoad"/></draw:frame> growth rate</text:p>
      <text:p text:style-name="Text_20_body"><draw:frame text:anchor-type="as-char" style:vertical-pos="middle" style:vertical-rel="text"><draw:object xlink:href="Formula-5/" xlink:type="simple" xlink:show="embed" xlink:actuate="onLoad"/></draw:frame> adjacency matrix</text:p>
      <text:p text:style-name="Text_20_body"><draw:frame text:anchor-type="as-char" style:vertical-pos="middle" style:vertical-rel="text"><draw:object xlink:href="Formula-6/" xlink:type="simple" xlink:show="embed" xlink:actuate="onLoad"/></draw:frame> interaction strength</text:p>
      <text:h text:style-name="Heading_20_1" text:outline-level="1"/>
      <text:h text:style-name="Heading_20_2" text:outline-level="2">Introduction</text:h>
      <text:p text:style-name="First_20_paragraph">In ecological systems (<text:span text:style-name="T18">e.g.</text:span> communities), interactions between components (<text:span text:style-name="T19">e.g.</text:span> species) are organized in ways that are non-random and constrained by sets of rules (see section X). The organization of these interactions drives or changes some properties of the community, such as its stability, productivity, or ability to resist extinctions, which eventually feedback on the system organization. This constant interplay between interaction organization and system functions results in signatures on the system structure (<text:span text:style-name="T20">e.g.</text:span> invariance in key features of the system structure, see section X). Detecting and analyzing these signatures gives us information on the system itself. Studying the structure of ecological systems is necessary to gain insights on the fundamental rules and processes that govern ecosystem formation, maintenance and functioning.</text:p>
      <text:p text:style-name="Text_20_body">The way interactions are organized can be studied by investigating the structure of ecological networks. Designed to analyze the structure of a studied system, the <text:span text:style-name="T21">graph</text:span><text:span text:style-name="T22"> </text:span><text:span text:style-name="T23">theory</text:span> is a mathematical framework which seemed to be largely appropriate to answer ecological questions. Every system can be abstracted by a <text:span text:style-name="T24">graph</text:span>, a representation of the system components organization (<text:span text:style-name="T25">Figure</text:span><text:span text:style-name="T26"> </text:span><text:span text:style-name="T27">1a</text:span>). These components are called <text:span text:style-name="T28">nodes</text:span> and are linked together by <text:span text:style-name="T29">edges</text:span>. These combinations form the structure of the studied system. In an ecological system, nodes can be individuals, populations, communities or landscape patches and edges can represent trophic links, energetic flux, etc, every kind of interaction. Both nodes and edges can carry additional information such as weight (<text:span text:style-name="T30">e.g.</text:span> species abundance, intensity of the gene flow between two populations, etc.), location in space and time, edges direction and sign and nodes labels (<text:span text:style-name="T31">e.g.</text:span> species identity). Specific informations can be attached to edges, modifying the characteristics of the graph. Graphs can be <text:span text:style-name="T32">directed</text:span> (<text:span text:style-name="T33">i.e</text:span> interaction goes from A to B) or <text:span text:style-name="T34">undirected</text:span>, <text:span text:style-name="T35">weighted</text:span> (<text:span text:style-name="T36">i.e</text:span> different strength of interaction among the network) or <text:span text:style-name="T37">unweighted</text:span> (<text:span text:style-name="T38">Figures</text:span><text:span text:style-name="T39"> </text:span><text:span text:style-name="T40">1</text:span><text:span text:style-name="T41"> </text:span><text:span text:style-name="T42">and</text:span><text:span text:style-name="T43"> </text:span><text:span text:style-name="T44">2</text:span>). This information is summarized mathematically in the <text:span text:style-name="T45">adjacency</text:span><text:span text:style-name="T46"> </text:span><text:span text:style-name="T47">matrix</text:span> (typically named <draw:frame text:anchor-type="as-char" style:vertical-pos="middle" style:vertical-rel="text"><draw:object xlink:href="Formula-7/" xlink:type="simple" xlink:show="embed" xlink:actuate="onLoad"/></draw:frame>, see definition in glossary) (<text:span text:style-name="T48">Figure</text:span><text:span text:style-name="T49"> </text:span><text:span text:style-name="T50">1b</text:span>). In this paper, for simplicity, time and space, we decided to mostly focus on <text:span text:style-name="T51">Species</text:span><text:span text:style-name="T52"> </text:span><text:span text:style-name="T53">Interaction</text:span><text:span text:style-name="T54"> </text:span><text:span text:style-name="T55">Networks</text:span> (SIN). Ecological system such as landscape, genetic or nutrient networks are not represented here, but they can be studying following the same framework defined further [<text:span text:style-name="T56">ref</text:span>].</text:p>
      <text:p text:style-name="Text_20_body">Describing and understanding the structure of species interaction networks is an active, and growing, field of ecological research. In this contribution, we will give an overview of some of the most prominent findings and areas of research from the last decade. Starting from a discussion of some invariant properties of the structure of species interaction networks, we will then discuss how this structure affects ecological properties. We will follow by a discussion of the ways ecological networks can be studied under familiar concepts from ecological theory, and finally how this approach scales up to larger temporal or spatial scales.</text:p>
      <text:p text:style-name="FigureWithCaption"><draw:frame draw:name="img1" svg:width="100.0%" style:rel-height="scale"><draw:image xlink:href="Pictures/8.pdf" xlink:type="simple" xlink:show="embed" xlink:actuate="onLoad"/></draw:frame></text:p>
      <text:p text:style-name="FigureCaption">Figure 1: Graphical representation of a fictional ecological network (a), where species are represented by circles and their directed interactions by arrows. The representation is build from the adjacency matrix (b). In an unipartite representation as this one, each species is represented both as a column and a row. 1 indicates an interaction between two species (e.g. the green square in (b)), and 0 indicates the absence of interaction. This matrix allows to calculate network characteristics such as the connectance (c) and the degree distribution (d). (c) represents the level of connection into the network and is calculated as shown in the figure. (d) represents the distribution of interaction per species. The circles size is relative to the amount of interactions a species have (d1). This distribution is non-random and generally follows a power-law distribution (d2). The network can be split into subnets composed of 3 species, called motif (e). Among the 13 different possible motifs, we only represented the most commonly found in natural communities.</text:p>
      <text:h text:style-name="Heading_20_2" text:outline-level="2">Invariants in ecological networks</text:h>
      <text:p text:style-name="First_20_paragraph">One striking particularity of ecological networks is their consistency: even though they depict interactions between different organisms across all sorts of ecosystems, they all tend to look the same (Jordano, Bascompte and Olesen, 2003). Remarkably, even when interactions among species themselves vary (see section <text:span text:style-name="T57">x</text:span>), the overall network structure tends to remain unchanged (Kemp, Evans, Augustyn and Ellis, 2017). Most ecological networks have a very specific degree distribution (Williams, 2011) (<text:span text:style-name="T58">Figure</text:span><text:span text:style-name="T59"> </text:span><text:span text:style-name="T60">1d</text:span>), whereby most species have a small number of interactions, and a small proportions of species have a large number of interactions. In food webs, which represent interactions between preys and their predators, there is a well-described relationship between the number of species and the number of interactions: the number of interactions (<draw:frame text:anchor-type="as-char" style:vertical-pos="middle" style:vertical-rel="text"><draw:object xlink:href="Formula-9/" xlink:type="simple" xlink:show="embed" xlink:actuate="onLoad"/></draw:frame>) increases proportionally to the number of species (<draw:frame text:anchor-type="as-char" style:vertical-pos="middle" style:vertical-rel="text"><draw:object xlink:href="Formula-10/" xlink:type="simple" xlink:show="embed" xlink:actuate="onLoad"/></draw:frame>) raised to some exponent, or <draw:frame text:anchor-type="as-char" style:vertical-pos="middle" style:vertical-rel="text"><draw:object xlink:href="Formula-11/" xlink:type="simple" xlink:show="embed" xlink:actuate="onLoad"/></draw:frame>. Martinez (1992) suggested that this exponent is approximately equal to 2, <text:span text:style-name="T61">i.e.</text:span> the number of interactions is proportional to the squared number of species. Brose, Ostling, Harrison and Martinez (2004) show that this general relationship holds even across space: it is possible to estimate how many interactions a species will establish across its entire range. In some other instances, networks may differ on some aspect of their structure, despite obeying to a shared underlying principle. For example, Fortuna, Stouffer and Olesen <text:span text:style-name="T62">et</text:span><text:span text:style-name="T63"> </text:span><text:span text:style-name="T64">al.</text:span> (2010) show that in networks with a low connectance (<text:span text:style-name="T65">Figure</text:span><text:span text:style-name="T66"> </text:span><text:span text:style-name="T67">1c</text:span>), nestedness (the degree to which the diet of specialists and generalists overlaps -- <text:span text:style-name="T68">Figure</text:span><text:span text:style-name="T69"> </text:span><text:span text:style-name="T70">2</text:span>) and modularity (the tendency of species to form densely aggregated clusters -- <text:span text:style-name="T71">Figure</text:span><text:span text:style-name="T72"> </text:span><text:span text:style-name="T73">2</text:span>) are positively correlated. In networks with higher connectance, this became the opposite: networks with a large number of interactions were either nested (and not modular) or modular (and not nested). In the recent years, it emerged that many aspects of network structure covary with connectance (Poisot and Gravel, 2014; Chagnon, 2015): this suggests that simply knowing how many species there are, and how many interactions they establish, is already very informative about the network structure.</text:p>
      <text:p text:style-name="FigureWithCaption"><draw:frame draw:name="img2" svg:width="100.0%" style:rel-height="scale"><draw:image xlink:href="Pictures/12.pdf" xlink:type="simple" xlink:show="embed" xlink:actuate="onLoad"/></draw:frame></text:p>
      <text:p text:style-name="FigureCaption">Figure 2: Network topology, example of a fictional plant-pollinator network. (a) shows a perfectly nested network, where specialists pollinators are visiting plants embedded into the diet of more generalist pollinators. (b) shows a perfectly modular network, where sub-groups of species interact more strongly with each over than with the rest of the network. (c) shows a random network. Two representations are possibles. Top: Bipartite representation using nodes and edges ; Bottom: Ordered interaction matrix. Here, we used striped yellow squares instead of 1 for presence of interaction and empty squares in absence of interaction.</text:p>
      <text:p text:style-name="Text_20_body">Another remarkable generality of network structure is the distribution of particular shapes of interconnection between three-species subsets. Milo (2002) found that networks (not just ecological but other types of networks such as neuronal or electronical networks as well) can be characterized by the over or under representation of some of these three-species subset, which they called motifs (<text:span text:style-name="T74">Figure</text:span><text:span text:style-name="T75"> </text:span><text:span text:style-name="T76">1e</text:span>). Motifs can be more broadly defined as being particular shapes of interconnection between three or more nodes in networks at a frequency significantly higher than those found in randomized networks. Three-species motifs represent the simplest building blocks of networks, and more importantly the typical interaction found in communities. As such, they offer the possibility to integrate and test theories developed on simple modules (<text:span text:style-name="T77">e.g.</text:span> omnivory, McCann, Hastings and Huxel (1998), Holt (1997)) in larger, more realistic networks. Food webs, for example, are characterized by an over representation of linear food chains and omnivory and an under representation of apparent and exploitative competition (Bascompte and Melián, 2005; Camacho, Stouffer and Amaral, 2007). Stouffer and Bascompte (2010) found that this distribution promotes stability in food webs, with over-represented motifs being more stable in isolation and correlated with higher stability in large realistic communities, and conversely. Motifs can also be used to characterize species role in networks. From the 13 different three-species motifs emerge 30 unique positions for species to occupy in these motifs, representing how the species is embedded in its community. The different positions a species will occupy, and the frequency with which it will occupy these different positions in networks are called species motif role (Stouffer, Sales-Pardo, Sirer and Bascompte, 2012). These roles have been shown to be evolutionary conserved in food webs (Stouffer, Sales-Pardo, Sirer and Bascompte, 2012) and to have less variability in time than expected in host-parasitoids bipartite networks (Baker, Kaartinen, Roslin and Stouffer, 2015).</text:p>
      <text:p text:style-name="Text_20_body">Another invariant network property lies in species phylogeny. Phylogeny is a key determinant of ecological network structure, allowing the understanding of species position and interactions into the community. Phylogenetically close species indeed inherit traits from their common ancestors (<text:span text:style-name="T78">e.g.</text:span> body size, habitat, defensive strategy, metabolic type, phenology), increasing their propensity to interact with the same group of species or with similar species. This conservatism of interactions has been found to hold across different types of interactions such as antagonistic or mutualistic interactions (Fontaine and Thébault, 2015). However, every species role, such as host or parasite in antagonistic interaction, prey or predator in food web and plant or pollinator/seed disperser in mutualistic interaction, do not provide the same links structure. For instance, closely related host tend to share parasites, while closely related parasites, because of competition for resources, tend to have different hosts species (Krasnov, Fortuna and Mouillot <text:span text:style-name="T79">et</text:span><text:span text:style-name="T80"> </text:span><text:span text:style-name="T81">al.</text:span>, 2012). The conservatism of interactions is consequently unequal all over the network. Following the logic that closely related species interact with the same group of species, Rezende, Albert, Fortuna and Bascompte (2009) shown that phylogenetic structure of ecological networks explains almost entirely the formation and composition of modules in the network, and the connections between them. For the same reasons that conservatism of interactions is asymmetrical, the link between phylogenetic signal and module composition is different depending on the species role (Krasnov, Fortuna and Mouillot <text:span text:style-name="T82">et</text:span><text:span text:style-name="T83"> </text:span><text:span text:style-name="T84">al.</text:span>, 2012), and species that are modules connector are usually phylogenetically close. Cattin, Bersier and Banašek-Richter <text:span text:style-name="T85">et</text:span><text:span text:style-name="T86"> </text:span><text:span text:style-name="T87">al.</text:span> (2004) also found, using a niche-hierarchic model, that diet is constrained by the phylogenetic origin of consumers. The nested structure of trophic networks, generated by the diet structuration, is then influenced by the phylogenetic signal of interacting species and the compatibility of their traits. In contrast, the nested structure of mutualistic networks would be a consequence of trait complementary between species (Rezende, Jordano and Bascompte, 2007). For now, mechanisms underlying the nestedness-phylogeny relationship remain to be further investigated. Moreover, because of species plasticity, phylogeny alone does not fully the structure and evolution of ecological networks.</text:p>
      <text:h text:style-name="Heading_20_2" text:outline-level="2">From structure to properties</text:h>
      <text:p text:style-name="First_20_paragraph">The relationship between ecological network structure and stability remains a contemporary topic of discussion. First, MacArthur (1955) and Elton (1958) observed in natural ecosystems that diverse communities have a more stable dynamic than simple ones. Using a mathematical model based on random ecological networks, May (1972) undermined this hypothesis. Taking into account not only species diversity but also the connectance and the interaction strengths in the network, he found that, contrarily to the way of thinking at this time, diversity was destabilizing communities. This kick in the anthill was the beginning of a prolific complexity-stability debate, highly oriented on trophic networks (McCann, 2000; see Allesina and Tang, 2015). Two different approaches of the stability have emerged: one based on the general complexity-stability relationship and dynamics among species in communities and the second one based on the communities ability to resist biotic and abiotic changes. The both use different notions and definitions of stability, inducing different ways to study it (see <text:span text:style-name="T88">???</text:span>). Despite their dissimilarities, these approaches are not totally independent and have allowed highlighting that species diversity has no direct influence on communities stability. However, the structure of ecological network such as interactions distribution and strength seems to play a crucial role (Yodzis, 1981). The links distribution of ecological networks follows a power-law distribution (Montoya and Solé, 2002), meaning that few species are highly connected to the rest of the community and a large number of species are weakly connected to others. This organization combined with the myriad of weak interactions found across ecological networks, called the weak interaction effect (Berlow, 1999), buffers species variations and then stabilizes the entire community (Bascompte, Melián and Sala, 2005; Jacquet, Moritz and Morissette <text:span text:style-name="T89">et</text:span><text:span text:style-name="T90"> </text:span><text:span text:style-name="T91">al.</text:span>, 2016). Other parameters, such as the predator-prey body-mass ratio (Emmerson and Raffaelli, 2004; Brose, Jonsson and Berlow <text:span text:style-name="T92">et</text:span><text:span text:style-name="T93"> </text:span><text:span text:style-name="T94">al.</text:span>, 2006) or network architecture (Montoya, Pimm and Solé, 2006; Thébault and Fontaine, 2010), determine the distribution and strength of interactions and then contribute to the stability of ecological networks.</text:p>
      <text:p text:style-name="Text_20_body">Perturbations in ecological communities, generally caused by landscape fragmentation, habitat loss, species loss or invasion, induce a decrease of species diversity. This loss of diversity is explained by extinctions of species due directly or indirectly to a first species loss (<text:span text:style-name="T95">i.e.</text:span> secondary extinctions or cascade of extinctions). These extinctions are used to measure the robustness of ecological communities and to explore what happen when a species is removed or changed in a network. The use of dynamic-based models led to highlight the fact that the probability of secondary extinctions increases with the community size (Lundberg, Ranta and Kaitala, 2008), and decreases with the network connectance (Dunne, Williams and Martinez, 2002). Then, the focus on species removal have allowed to understand that the loss of an highly connected species, also called hub, induces a higher rate of secondary extinctions than the loss of a random, weakly connected species (Solé and Montoya, 2001). However, even if a species is weakly directly connected, if it represents a highway of energy-flow in the network (carbon, nitrogen or biomass), its loss will have similar impact in term of secondary extinctions than the loss of an hug (Allesina and Bodini, 2004). The network architecture also affects the community response to perturbations. For instance, thanks to their structural properties (hight nestedness and connectance, Jordano, Bascompte and Olesen (2003)), mutualistic networks persist longer than randomly structured networks (Memmott, Waser and Price, 2004 ; Fortuna and Bascompte, 2006). On the other hand, presence of modules in the community structure limits propagation of perturbations across the rest of the network and then secondary extinctions (Stouffer and Bascompte, 2010).</text:p>
      <text:p text:style-name="Text_20_body">The consequences of the erosion of biodiversity for ecosystem functioning has been for almost three decades a central problematic for ecologists. While the hypothesis that an increase in species diversity results in an increased productivity dates back to Darwin (Darwin, 1859), the emergence of experimental ecology and the shift from observation in natural systems to the quantification of ecology has made possible to develop a quite general theory for what is now called the biodiversity-ecosystem functioning (BEF) relationship. In a trophic group (<text:span text:style-name="T96">i.e.</text:span> a group of species that all belong to the same trophic level, <text:span text:style-name="T97">e.g.</text:span> producers or herbivores), the loss of diversity results in a loss of efficiency to capture the shared resource compartment (Loreau, 2010) (<text:span text:style-name="T98">e.g.</text:span> nutrients for producers, or producers for herbivores). This leading to a decrease in productivity or other index of functioning. Yet, when the trophic group under focus is coupled to other(s), the action of diversity on functioning is more variable (Duffy, Cardinale and France <text:span text:style-name="T99">et</text:span><text:span text:style-name="T100"> </text:span><text:span text:style-name="T101">al.</text:span>, 2007). This makes the BEF relationship unpredictable in real-world communities, composed of several trophic groups that are virtually never differentiable -- as intraguild predation and omnivory blurr the frontier between levels. The multiplicity of the factors influencing the BEF relationship calls for a more general framework that allows the integration of the theories developped for trophic group and for simple modules or sub-systems. By mapping transfer of biomass and energy and/or constraints on organism through the different compartments that compose a natural community, ecological networks -- and food webs in particular -- offer the possibility to perform this integration. Analyses performed on simulated food-webs with unchanged diversity have already shown that interactions, and more specifically their structure, have a significative influence on functioning (Thebault and Loreau, 2003; Thébault, Huber and Loreau, 2007; Poisot, Mouquet and Gravel, 2013). The structure of interactions translates the distribution of different types of properties important for ecosystem functioning, such as the presence of omnivory, the generality of species, the modularity of the food-web, etc.</text:p>
      <text:h text:style-name="Heading_20_2" text:outline-level="2">Linking interactions to ecological mechanisms</text:h>
      <text:p text:style-name="First_20_paragraph">It is worth remembering that ecological interactions are the direct expression of ecological mechanisms. A pollinator is able to effectively reach the nectar in a plant because the traits of the two organisms match, because they have compatible phenologies, and because they occur in the same environment. A virus can infect its host because it is able to attach to the cell surface, effectively penetrate it, and hijack the cellular machinery to its benefit. Interactions that are not allowed because trait values do not match have been called "forbidden links" (Olesen, Bascompte and Dupont <text:span text:style-name="T102">et</text:span><text:span text:style-name="T103"> </text:span><text:span text:style-name="T104">al.</text:span>, 2011). This prompted a search for "linkage rules" (Bartomeus, 2013) in ecological networks, <text:span text:style-name="T105">i.e.</text:span> the relationships that must exist between traits borne by two organisms in order for an interaction between them to exist. These can be identified from existing data on traits and interactions (Bartomeus, Gravel and Tylianakis <text:span text:style-name="T106">et</text:span><text:span text:style-name="T107"> </text:span><text:span text:style-name="T108">al.</text:span>, 2016), and then used to generate realistic ecological networks (Crea, Ali and Rader, 2015). González-Varo and Traveset (2016) point out that interactions are happening between individuals: this requires to consider how the traits are distributed at the individual scale, but also how different behaviors may allow organisms to overcome some of the forbidden links. Although traits are an important part of what makes interactions happen, they are only relevant insofar as the organisms are able to encounter one another. The importance of neutral dynamics (<text:span text:style-name="T109">i.e.</text:span> how abundances of different species can determine the probability that they can interact, based on how often they would bump into one another by chance) is, somewhat counter-intuitively, great. Canard, Mouquet and Marescot <text:span text:style-name="T110">et</text:span><text:span text:style-name="T111"> </text:span><text:span text:style-name="T112">al.</text:span> (2012) reveals that simulating food web dynamics by using only population abundances to predict interactions yields realistic food webs. In a host-parasite system, local abundances has also been identified as a key predictor of species interactions (Canard, Mouquet and Mouillot <text:span text:style-name="T113">et</text:span><text:span text:style-name="T114"> </text:span><text:span text:style-name="T115">al.</text:span>, 2014). Speaking more broadly, because interactions emerge from all of these ecological mechanisms, there is a need to develop a deeper understanding of their variability (Poisot, Stouffer and Gravel, 2015). Beyond the fundamental advance that this represents, this would allow to predict interactions based on external information (Morales-Castilla, Matias, Gravel and Araújo, 2015).</text:p>
      <text:p text:style-name="Text_20_body">The realization of an interaction between individuals from the same or different populations within a community also have ecological consequences as it modifies the dynamics of at least one of the interacting populations, and through it, emerging properties. If we consider for instance a population A, its dynamics is not the same when it multiplies in isolation -- where it can grow exponentially if resources are unlimited (Malthus, 1798) or logistically otherwise (Verhulst, 1938) -- or when it is embedded in a real-world community, composed of several species interacting with one another through different mechanisms (Chesson and Kuang, 2008). It can lose individuals to predation, have parasitism increase its death rate and at the same time see its establishment eased through facilitation. It then becomes necessary to account for interactions when studying the dynamic a population, community stability or ecosystem functioning. But the effect of interactions on populations dynamics is not always straightforward, both in terms of directionality and intensity, as there is different types of interactions and multiple factors influence their probability of occurrence and strength. Since the seminal work of May (1972), the analysis of these effects has been a prolific field of ecology, feeding in particular the famous "complexity-stability debate" (see Allesina and Tang (2015) for an overview). Including interactions in population dynamics analyses can be done by using model of the following general form:</text:p>
      <text:p text:style-name="Text_20_body"><draw:frame text:anchor-type="paragraph" style:vertical-pos="middle" style:vertical-rel="text"><draw:object xlink:href="Formula-13/" xlink:type="simple" xlink:show="embed" xlink:actuate="onLoad"/></draw:frame></text:p>
      <text:p text:style-name="Text_20_body">wherein the adjacency matrix <draw:frame text:anchor-type="as-char" style:vertical-pos="middle" style:vertical-rel="text"><draw:object xlink:href="Formula-14/" xlink:type="simple" xlink:show="embed" xlink:actuate="onLoad"/></draw:frame> (<draw:frame text:anchor-type="as-char" style:vertical-pos="middle" style:vertical-rel="text"><draw:object xlink:href="Formula-15/" xlink:type="simple" xlink:show="embed" xlink:actuate="onLoad"/></draw:frame>), list the realized interactions in a given community composed of <draw:frame text:anchor-type="as-char" style:vertical-pos="middle" style:vertical-rel="text"><draw:object xlink:href="Formula-16/" xlink:type="simple" xlink:show="embed" xlink:actuate="onLoad"/></draw:frame> species. <draw:frame text:anchor-type="as-char" style:vertical-pos="middle" style:vertical-rel="text"><draw:object xlink:href="Formula-17/" xlink:type="simple" xlink:show="embed" xlink:actuate="onLoad"/></draw:frame> when species <draw:frame text:anchor-type="as-char" style:vertical-pos="middle" style:vertical-rel="text"><draw:object xlink:href="Formula-18/" xlink:type="simple" xlink:show="embed" xlink:actuate="onLoad"/></draw:frame> and <draw:frame text:anchor-type="as-char" style:vertical-pos="middle" style:vertical-rel="text"><draw:object xlink:href="Formula-19/" xlink:type="simple" xlink:show="embed" xlink:actuate="onLoad"/></draw:frame> interact and <draw:frame text:anchor-type="as-char" style:vertical-pos="middle" style:vertical-rel="text"><draw:object xlink:href="Formula-20/" xlink:type="simple" xlink:show="embed" xlink:actuate="onLoad"/></draw:frame> otherwise. <draw:frame text:anchor-type="as-char" style:vertical-pos="middle" style:vertical-rel="text"><draw:object xlink:href="Formula-21/" xlink:type="simple" xlink:show="embed" xlink:actuate="onLoad"/></draw:frame> quantifies the strength of the interaction. This equation model populations abundance <draw:frame text:anchor-type="as-char" style:vertical-pos="middle" style:vertical-rel="text"><draw:object xlink:href="Formula-22/" xlink:type="simple" xlink:show="embed" xlink:actuate="onLoad"/></draw:frame> but can easily be adapted to model biomass flows by replacing populations' abundances by their biomasses <draw:frame text:anchor-type="as-char" style:vertical-pos="middle" style:vertical-rel="text"><draw:object xlink:href="Formula-23/" xlink:type="simple" xlink:show="embed" xlink:actuate="onLoad"/></draw:frame> (see for instance Williams, Brose and Martinez (2007)).</text:p>
      <text:p text:style-name="Text_20_body">Ecological networks are also spatially and temporally variable (Trøjelsgaard and Olesen, 2016). There are two drivers to this variability: changes in species composition, and changes in the way these species interact (Poisot, Canard and Mouillot <text:span text:style-name="T116">et</text:span><text:span text:style-name="T117"> </text:span><text:span text:style-name="T118">al.</text:span>, 2012). Changes in species alone are able to generate variation in network properties (Havens, 1992). Spatial variation in network structure can also reflect deep-time constraints; for example, Dalsgaard, Trøjelsgaard and Martín González <text:span text:style-name="T119">et</text:span><text:span text:style-name="T120"> </text:span><text:span text:style-name="T121">al.</text:span> (2013) reveal that historical climate change trends have a signature on the nestedness and modularity of pollination networks. Even when the same species are present, interactions between them can vary. Carstensen, Sabatino, Trøjelsgaard and Morellato (2014) and Trøjelsgaard, Jordano, Carstensen and Olesen (2015) investigated this phenomenon in mutualistic networks. Interaction turnover results from variations in partner fidelity (some species pairs are extremely closely associated), but also from variations in the local environment in which the species interact. Interestingly, and as mentioned in section <text:span text:style-name="T122">x</text:span>, networks overwhelmingly tend to conserve their structure even when interactions within them change. Díaz-Castelazo, Guimarães and Jordano <text:span text:style-name="T123">et</text:span><text:span text:style-name="T124"> </text:span><text:span text:style-name="T125">al.</text:span> (2010) surveyed a pollination network over 10 years, and found important species turnover during this period. Nevertheless, the network retained its structure because species where replaced by their functional equivalent; a generalist pollinator often succeeded to another generalist pollinator. Conversely, species tend to retain their role in different communities: Baker, Kaartinen, Roslin and Stouffer (2015) show that species keep occupying the same position in the network across space, regardless of the species they interact with at every location.</text:p>
      <text:h text:style-name="Heading_20_2" text:outline-level="2">From the regional species pool to local structured communities</text:h>
      <text:p text:style-name="First_20_paragraph">Describing the different local communities that occur at macroecological scales through their ecological networks represent an additional layer of information compared to simple species lists. As such, ecological networks are a powerful tool to shed new light on the processes underlying species distribution (Cazelles, Araújo, Mouquet and Gravel, 2016). Until recently, the prevailing idea was that at large scales, the role of biotic interactions was very small compared to that of abiotic conditions, and thought to only be important locally (Pearson and Dawson, 2003; Boulangeat, Gravel and Thuiller, 2012). Empirical observations of species-environment relationship are then used to understand species physiological tolerance to environmental conditions and potentially predict their range under different scenarios of climate change (e.g. Araújo, Thuiller and Pearson, 2006). While these climate envelope models provide a useful approximation of species potential distribution (Pearson, Dawson, Berry and Harrison, 2002), there is mounting evidences that biotic interactions -- both positive and negative -- play a critical role in shaping communities not only at local scales (Boulangeat, Gravel and Thuiller, 2012), but also at macroecological scales (Davis, Lawton, Shorrocks and Jenkinson, 1998; Araújo and Luoto, 2007; Heikkinen, Luoto and Virkkala <text:span text:style-name="T126">et</text:span><text:span text:style-name="T127"> </text:span><text:span text:style-name="T128">al.</text:span>, 2007; Gotelli, Graves and Rahbek, 2010; Araújo, Rozenfeld, Rahbek and Marquet, 2011). So far, the role of interactions in shaping species distribution is mainly estimated from co-occurrence data, used to build joint species distribution models (JSDM) (Pollock, Tingley and Morris <text:span text:style-name="T129">et</text:span><text:span text:style-name="T130"> </text:span><text:span text:style-name="T131">al.</text:span>, 2014). But there are limitations to this approach. For instance, it does not allow to distinguish between co-occurrence caused by biotic interactions and correlated responses to unmeasured environmental variables (Pollock, Tingley and Morris <text:span text:style-name="T132">et</text:span><text:span text:style-name="T133"> </text:span><text:span text:style-name="T134">al.</text:span>, 2014). Conversely, the lack of association between species is no evidence of absence of interaction (Cazelles, Araújo, Mouquet and Gravel, 2016). To move from empirical-based species distribution models (SDM) toward theory-driven SDM, further work is needed. In particular, developing methods allowing to include prior information about the underlying ecological network when building (J)SDM could help sheding light on the the fundamental processes underlying species distribution and thus making more accurate predictions (Cazelles, Araújo, Mouquet and Gravel, 2016). Additionally, Poisot, Guéveneux-Julien and Fortin <text:span text:style-name="T135">et</text:span><text:span text:style-name="T136"> </text:span><text:span text:style-name="T137">al.</text:span> (2017) recently showed that biotic interactions respond to environmental conditions on their own, independently of species.</text:p>
      <text:p text:style-name="Text_20_body">Ecological networks also offer an ideal framework to study the conditions for the maintenance of biodiversity in communities through species coexistence. Gause (1934) predicted that species that shared similar ecologies could not live together in the same area. This competitive exclusion principle states that the the strongest competitor will eventually come to dominate the other species and drive them to local extinction. This stands in contradiction with the existence of ecological communities containing species that overlap in some extent in their resources or consumers. Phytoplanktonic communities are a paradigmatic example of this paradox (Hutchinson, 1961), as they exhibit a high biodiversity while species are competing for a limited number of shared resources (e.g. light, nitrate). The use of consumer-resources models has allowed to highlight some mechanisms improving species coexistence (Chesson, 2000). These mechanisms are based on species traits that either decrease fitness differences (equalizing mechanisms) and/or increase niche differentiation between species (stabilizing mechanisms). The coupling of this type of model with the representation of ecological communities as their underlying network of interactions has brought new perspective on species coexistence, as it is allowing to integrate these mechanisms in large realistic communities. Using this methodological framework, Martinez, Williams and Dunne (2006) showed that the global non-random structure of the food webs improved community persistence. The distribution of motifs in food webs (Stouffer and Bascompte, 2010, see section "Invariants in ecological networks") as well as species' role within motifs (Stouffer, Sales-Pardo, Sirer and Bascompte, 2012) are related to community persistence. In mutualistic networks, the nested structure has been shown to minimize competition relatively to competition (Bastolla, Fortuna and Pascual-García <text:span text:style-name="T138">et</text:span><text:span text:style-name="T139"> </text:span><text:span text:style-name="T140">al.</text:span>, 2009; Sugihara and Ye, 2009). In these networks, the asymmetry of dependences -- the fact that when one species <draw:frame text:anchor-type="as-char" style:vertical-pos="middle" style:vertical-rel="text"><draw:object xlink:href="Formula-24/" xlink:type="simple" xlink:show="embed" xlink:actuate="onLoad"/></draw:frame> depends strongly on another species <draw:frame text:anchor-type="as-char" style:vertical-pos="middle" style:vertical-rel="text"><draw:object xlink:href="Formula-25/" xlink:type="simple" xlink:show="embed" xlink:actuate="onLoad"/></draw:frame> as resource for food or pollination, the other species (<draw:frame text:anchor-type="as-char" style:vertical-pos="middle" style:vertical-rel="text"><draw:object xlink:href="Formula-26/" xlink:type="simple" xlink:show="embed" xlink:actuate="onLoad"/></draw:frame>) only weakly depends on <draw:frame text:anchor-type="as-char" style:vertical-pos="middle" style:vertical-rel="text"><draw:object xlink:href="Formula-27/" xlink:type="simple" xlink:show="embed" xlink:actuate="onLoad"/></draw:frame> -- also increase persistence (Bascompte, Jordano and Olesen, 2006). This type of approach also allowed to highlight the interplay between traits and structure. As an example, Brose, Williams and Martinez (2006) showed that the allometric scaling of metabolic rates of species improve community persistence when the organization of the food webs is such that predator–prey body mass ratios are different from zero.</text:p>
      <text:p text:style-name="Text_20_body">Ecologists have also questioned the way communities are formed and the hypothetical set of rules embedding this assembly. Diamond (1975) defined emblematic rules to understand community structure and assembly. In this continuity, network framework allows to explore in detail processes influencing ecological communities assembly. Capitán, Cuesta and Bascompte (2009), for instance, have retraced the pathway of the community assembly process through an assembly graph, based on graph theory. It allows to follow step by step every possible path in community assembly from, for instance, 0 to 21 species among 3 trophic levels, and highlight underlying mechanisms. For food webs especially, mechanistic models such as niche model (Williams and Martinez, 2000) and the cascade model (Cohen, 1989) originally constructed to understand networks structure, have actually be used to understand community assembly and the impact of invasion. Using also network framework, (Verdú and Valiente‐Banuet, 2008) found that nested community provides generalists species which facilitate the presence of other species into the network. At the same time, thanks to an experimental network study, (Olesen, Bascompte, Elberling and Jordano, 2008) have observed that new arrival species tend to interact more easily with already well-connected or generalist species. These kind of results could let us think about the Drake's controversial idea Drake (1991) that species arrival history would be a <text:span text:style-name="T141">important</text:span> factor driving community assembly (Drake, 1991). Thanks to community network, Campbell, Yang, Albert and Shea (2011) shown that history assembly process is and important factor for mutualistic networks. Community assembly have however, a myriad of different drivers, such as dispersion, interaction strength and phylogeny distance between species composing communities (Montoya and Solé, 2003; Kraft, Cornwell, Webb and Ackerly, 2007; Maherali and Klironomos, 2007; Leibold, Chase and Ernest, 2017). Based on these drivers, distinct types of models have been developed to predict community assembly dynamics (Tilman, 2004; Gravel, Canham, Beaudet and Messier, 2006; Souza, Bezerra and Longhi, 2016). In one hand, niche-based theory models use coexistence theory and niche differentiation. In the other hand, neutral theory models are based on species dynamics (migration, extinction and speciation) under stochastic processes. Theses two types of model are actually complementary, offering processes explanation at the metacommunity level (niche theory) and at the phylogenetic level (neutral theory) [<text:span text:style-name="T142">ref</text:span>]. Network framework in community assembly have brought the field one step further and makes links between other ecological fields, such as disassembly prediction (see Bascompte and Stouffer, 2009) or co-evolutionary processes (Nuismer, Jordano and Bascompte, 2013) much more easier.</text:p>
      <text:h text:style-name="Heading_20_2" text:outline-level="2">Conclusion</text:h>
      <text:p text:style-name="First_20_paragraph">As networks and graph theory allowed to understand breakdown into electricity system in United States or the structure and functioning of social network, it is also a powerful tool to investigate ecological questions. As long as the studying system contains interactions, links or connections, the graph theory provides a perfectly adapted simple framework to characterize complicated networks such as ecological networks. Indices such as connectance, degree distribution of network topology serve as basic measurements to describe systems. Using theses indices, this framework facilitates comparison between different ecological networks. And the relatively important number of network studies leads to a myriads of ways to sample, analyze and interpret them (see Delmas, Besson and Brice <text:span text:style-name="T143">et</text:span><text:span text:style-name="T144"> </text:span><text:span text:style-name="T145">al.</text:span>, 2017).</text:p>
      <text:p text:style-name="Text_20_body">Studying ecological networks have however a larger purpose than just their description and classification. Basic measurements are correlated to several environmental factors and network analysis appears to be helpful in different ecological fields. As we seen through this paper, it can be used to study dynamics of ecological systems and their responses to changes, according to their stability over time or the BEF relationships in the system. It also highlight the understanding of mechanisms underlying ecological properties such as community assembly, coexistence and species distribution. Network studies were a key to reveal relationships between different properties of ecological network such as trait and structure.</text:p>
      <text:h text:style-name="Heading_20_1" text:outline-level="1">References</text:h>
      <text:p text:style-name="First_20_paragraph">Allesina, S. and Bodini, A. (2004) ‘Who dominates whom in the ecosystem? Energy flow bottlenecks and cascading extinctions’, <text:span text:style-name="T146">Journal</text:span><text:span text:style-name="T147"> </text:span><text:span text:style-name="T148">of</text:span><text:span text:style-name="T149"> </text:span><text:span text:style-name="T150">Theoretical</text:span><text:span text:style-name="T151"> </text:span><text:span text:style-name="T152">Biology</text:span>, 230(3), pp. 351–358. doi: <text:a xlink:type="simple" xlink:href="https://doi.org/10.1016/j.jtbi.2004.05.009" office:name=""><text:span text:style-name="Definition">10.1016/j.jtbi.2004.05.009</text:span></text:a>.</text:p>
      <text:p text:style-name="Text_20_body">Allesina, S. and Tang, S. (2015) ‘The stability–complexity relationship at age 40: a random matrix perspective’, <text:span text:style-name="T153">Population</text:span><text:span text:style-name="T154"> </text:span><text:span text:style-name="T155">Ecology</text:span>, 57(1), pp. 63–75. doi: <text:a xlink:type="simple" xlink:href="https://doi.org/10.1007/s10144-014-0471-0" office:name=""><text:span text:style-name="Definition">10.1007/s10144-014-0471-0</text:span></text:a>.</text:p>
      <text:p text:style-name="Text_20_body">Araújo, M. B. and Luoto, M. (2007) ‘The importance of biotic interactions for modelling species distributions under climate change’, <text:span text:style-name="T156">Global</text:span><text:span text:style-name="T157"> </text:span><text:span text:style-name="T158">Ecology</text:span><text:span text:style-name="T159"> </text:span><text:span text:style-name="T160">and</text:span><text:span text:style-name="T161"> </text:span><text:span text:style-name="T162">Biogeography</text:span>, 16(6), pp. 743–753. doi: <text:a xlink:type="simple" xlink:href="https://doi.org/10.1111/j.1466-8238.2007.00359.x" office:name=""><text:span text:style-name="Definition">10.1111/j.1466-8238.2007.00359.x</text:span></text:a>.</text:p>
      <text:p text:style-name="Text_20_body">Araújo, M. B., Rozenfeld, A., Rahbek, C. and Marquet, P. A. (2011) ‘Using species co-occurrence networks to assess the impacts of climate change’, <text:span text:style-name="T163">Ecography</text:span>, 34(6), pp. 897–908. doi: <text:a xlink:type="simple" xlink:href="https://doi.org/10.1111/j.1600-0587.2011.06919.x" office:name=""><text:span text:style-name="Definition">10.1111/j.1600-0587.2011.06919.x</text:span></text:a>.</text:p>
      <text:p text:style-name="Text_20_body">Araújo, M. B., Thuiller, W. and Pearson, R. G. (2006) ‘Climate warming and the decline of amphibians and reptiles in Europe’, <text:span text:style-name="T164">Journal</text:span><text:span text:style-name="T165"> </text:span><text:span text:style-name="T166">of</text:span><text:span text:style-name="T167"> </text:span><text:span text:style-name="T168">Biogeography</text:span>, 33(10), pp. 1712–1728. doi: <text:a xlink:type="simple" xlink:href="https://doi.org/10.1111/j.1365-2699.2006.01482.x" office:name=""><text:span text:style-name="Definition">10.1111/j.1365-2699.2006.01482.x</text:span></text:a>.</text:p>
      <text:p text:style-name="Text_20_body">Baker, N. J., Kaartinen, R., Roslin, T. and Stouffer, D. B. (2015) ‘Species’ roles in food webs show fidelity across a highly variable oak forest’, <text:span text:style-name="T169">Ecography</text:span>, 38(2), pp. 130–139. doi: <text:a xlink:type="simple" xlink:href="https://doi.org/10.1111/ecog.00913" office:name=""><text:span text:style-name="Definition">10.1111/ecog.00913</text:span></text:a>.</text:p>
      <text:p text:style-name="Text_20_body">Bartomeus, I. (2013) ‘Understanding linkage rules in plant-pollinator networks by using hierarchical models that incorporate pollinator detectability and plant traits’, <text:span text:style-name="T170">PloS</text:span><text:span text:style-name="T171"> </text:span><text:span text:style-name="T172">one</text:span>, 8(7), p. e69200. Available at: <text:a xlink:type="simple" xlink:href="http://journals.plos.org/plosone/article?id=10.1371/journal.pone.0069200" office:name=""><text:span text:style-name="Definition">http://journals.plos.org/plosone/article?id=10.1371/journal.pone.0069200</text:span></text:a> (Accessed: 21 February 2017).</text:p>
      <text:p text:style-name="Text_20_body">Bartomeus, I., Gravel, D. and Tylianakis, J. M. <text:span text:style-name="T173">et</text:span><text:span text:style-name="T174"> </text:span><text:span text:style-name="T175">al.</text:span> (2016) ‘A common framework for identifying linkage rules across different types of interactions’, <text:span text:style-name="T176">Functional</text:span><text:span text:style-name="T177"> </text:span><text:span text:style-name="T178">Ecology</text:span>, 30(12), pp. 1894–1903. Available at: <text:a xlink:type="simple" xlink:href="http://onlinelibrary.wiley.com/doi/10.1111/1365-2435.12666/full" office:name=""><text:span text:style-name="Definition">http://onlinelibrary.wiley.com/doi/10.1111/1365-2435.12666/full</text:span></text:a> (Accessed: 21 February 2017).</text:p>
      <text:p text:style-name="Text_20_body">Bascompte, J. and Melián, C. J. (2005) ‘Simple trophic modules for complex food webs’, <text:span text:style-name="T179">Ecology</text:span>, 86(11), pp. 2868–2873. doi: <text:a xlink:type="simple" xlink:href="https://doi.org/10.1890/05-0101" office:name=""><text:span text:style-name="Definition">10.1890/05-0101</text:span></text:a>.</text:p>
      <text:p text:style-name="Text_20_body">Bascompte, J. and Stouffer, D. B. (2009) ‘The assembly and disassembly of ecological networks’, <text:span text:style-name="T180">Philosophical</text:span><text:span text:style-name="T181"> </text:span><text:span text:style-name="T182">Transactions</text:span><text:span text:style-name="T183"> </text:span><text:span text:style-name="T184">of</text:span><text:span text:style-name="T185"> </text:span><text:span text:style-name="T186">the</text:span><text:span text:style-name="T187"> </text:span><text:span text:style-name="T188">Royal</text:span><text:span text:style-name="T189"> </text:span><text:span text:style-name="T190">Society</text:span><text:span text:style-name="T191"> </text:span><text:span text:style-name="T192">B:</text:span><text:span text:style-name="T193"> </text:span><text:span text:style-name="T194">Biological</text:span><text:span text:style-name="T195"> </text:span><text:span text:style-name="T196">Sciences</text:span>, 364(1524), pp. 1781–1787. doi: <text:a xlink:type="simple" xlink:href="https://doi.org/10.1098/rstb.2008.0226" office:name=""><text:span text:style-name="Definition">10.1098/rstb.2008.0226</text:span></text:a>.</text:p>
      <text:p text:style-name="Text_20_body">Bascompte, J., Jordano, P. and Olesen, J. M. (2006) ‘Asymmetric Coevolutionary Networks Facilitate Biodiversity Maintenance’, <text:span text:style-name="T197">Science</text:span>, 312(5772), pp. 431–433. doi: <text:a xlink:type="simple" xlink:href="https://doi.org/10.1126/science.1123412" office:name=""><text:span text:style-name="Definition">10.1126/science.1123412</text:span></text:a>.</text:p>
      <text:p text:style-name="Text_20_body">Bascompte, J., Melián, C. J. and Sala, E. (2005) ‘Interaction strength combinations and the overfishing of a marine food web’, <text:span text:style-name="T198">Proceedings</text:span><text:span text:style-name="T199"> </text:span><text:span text:style-name="T200">of</text:span><text:span text:style-name="T201"> </text:span><text:span text:style-name="T202">the</text:span><text:span text:style-name="T203"> </text:span><text:span text:style-name="T204">National</text:span><text:span text:style-name="T205"> </text:span><text:span text:style-name="T206">Academy</text:span><text:span text:style-name="T207"> </text:span><text:span text:style-name="T208">of</text:span><text:span text:style-name="T209"> </text:span><text:span text:style-name="T210">Sciences</text:span><text:span text:style-name="T211"> </text:span><text:span text:style-name="T212">of</text:span><text:span text:style-name="T213"> </text:span><text:span text:style-name="T214">the</text:span><text:span text:style-name="T215"> </text:span><text:span text:style-name="T216">United</text:span><text:span text:style-name="T217"> </text:span><text:span text:style-name="T218">States</text:span><text:span text:style-name="T219"> </text:span><text:span text:style-name="T220">of</text:span><text:span text:style-name="T221"> </text:span><text:span text:style-name="T222">America</text:span>, 102(15), pp. 5443–5447. doi: <text:a xlink:type="simple" xlink:href="https://doi.org/10.1073/pnas.0501562102" office:name=""><text:span text:style-name="Definition">10.1073/pnas.0501562102</text:span></text:a>.</text:p>
      <text:p text:style-name="Text_20_body">Bastolla, U., Fortuna, M. A. and Pascual-García, A. <text:span text:style-name="T223">et</text:span><text:span text:style-name="T224"> </text:span><text:span text:style-name="T225">al.</text:span> (2009) ‘The architecture of mutualistic networks minimizes competition and increases biodiversity’, <text:span text:style-name="T226">Nature</text:span>, 458(7241), pp. 1018–1020. doi: <text:a xlink:type="simple" xlink:href="https://doi.org/10.1038/nature07950" office:name=""><text:span text:style-name="Definition">10.1038/nature07950</text:span></text:a>.</text:p>
      <text:p text:style-name="Text_20_body">Berlow, E. L. (1999) ‘Strong effects of weak interactions in ecological communities’, <text:span text:style-name="T227">Nature</text:span>, 398(6725), pp. 330–334. doi: <text:a xlink:type="simple" xlink:href="https://doi.org/10.1038/18672" office:name=""><text:span text:style-name="Definition">10.1038/18672</text:span></text:a>.</text:p>
      <text:p text:style-name="Text_20_body">Boulangeat, I., Gravel, D. and Thuiller, W. (2012) ‘Accounting for dispersal and biotic interactions to disentangle the drivers of species distributions and their abundances’, <text:span text:style-name="T228">Ecology</text:span><text:span text:style-name="T229"> </text:span><text:span text:style-name="T230">Letters</text:span>, 15(6), pp. 584–593. doi: <text:a xlink:type="simple" xlink:href="https://doi.org/10.1111/j.1461-0248.2012.01772.x" office:name=""><text:span text:style-name="Definition">10.1111/j.1461-0248.2012.01772.x</text:span></text:a>.</text:p>
      <text:p text:style-name="Text_20_body">Brose, U., Jonsson, T. and Berlow, E. L. <text:span text:style-name="T231">et</text:span><text:span text:style-name="T232"> </text:span><text:span text:style-name="T233">al.</text:span> (2006) ‘Consumer–Resource Body-Size Relationships in Natural Food Webs’, <text:span text:style-name="T234">Ecology</text:span>, 87(10), pp. 2411–2417. doi: <text:a xlink:type="simple" xlink:href="https://doi.org/10.1890/0012-9658(2006)87[2411:CBRINF]2.0.CO;2" office:name=""><text:span text:style-name="Definition">10.1890/0012-9658(2006)87[2411:CBRINF]2.0.CO;2</text:span></text:a>.</text:p>
      <text:p text:style-name="Text_20_body">Brose, U., Ostling, A., Harrison, K. and Martinez, N. D. (2004) ‘Unified spatial scaling of species and their trophic interactions’, <text:span text:style-name="T235">Nature</text:span>, 428(6979), pp. 167–171. doi: <text:a xlink:type="simple" xlink:href="https://doi.org/10.1038/nature02297" office:name=""><text:span text:style-name="Definition">10.1038/nature02297</text:span></text:a>.</text:p>
      <text:p text:style-name="Text_20_body">Brose, U., Williams, R. J. and Martinez, N. D. (2006) ‘Allometric scaling enhances stability in complex food webs’, <text:span text:style-name="T236">Ecology</text:span><text:span text:style-name="T237"> </text:span><text:span text:style-name="T238">Letters</text:span>, 9(11), pp. 1228–1236. doi: <text:a xlink:type="simple" xlink:href="https://doi.org/10.1111/j.1461-0248.2006.00978.x" office:name=""><text:span text:style-name="Definition">10.1111/j.1461-0248.2006.00978.x</text:span></text:a>.</text:p>
      <text:p text:style-name="Text_20_body">Camacho, J., Stouffer, D. and Amaral, L. (2007) ‘Quantitative analysis of the local structure of food webs’, <text:span text:style-name="T239">Journal</text:span><text:span text:style-name="T240"> </text:span><text:span text:style-name="T241">of</text:span><text:span text:style-name="T242"> </text:span><text:span text:style-name="T243">Theoretical</text:span><text:span text:style-name="T244"> </text:span><text:span text:style-name="T245">Biology</text:span>, 246(2), pp. 260–268. doi: <text:a xlink:type="simple" xlink:href="https://doi.org/10.1016/j.jtbi.2006.12.036" office:name=""><text:span text:style-name="Definition">10.1016/j.jtbi.2006.12.036</text:span></text:a>.</text:p>
      <text:p text:style-name="Text_20_body">Campbell, C., Yang, S., Albert, R. and Shea, K. (2011) ‘A network model for plant–pollinator community assembly’, <text:span text:style-name="T246">Proceedings</text:span><text:span text:style-name="T247"> </text:span><text:span text:style-name="T248">of</text:span><text:span text:style-name="T249"> </text:span><text:span text:style-name="T250">the</text:span><text:span text:style-name="T251"> </text:span><text:span text:style-name="T252">National</text:span><text:span text:style-name="T253"> </text:span><text:span text:style-name="T254">Academy</text:span><text:span text:style-name="T255"> </text:span><text:span text:style-name="T256">of</text:span><text:span text:style-name="T257"> </text:span><text:span text:style-name="T258">Sciences</text:span>, 108(1), pp. 197–202. doi: <text:a xlink:type="simple" xlink:href="https://doi.org/10.1073/pnas.1008204108" office:name=""><text:span text:style-name="Definition">10.1073/pnas.1008204108</text:span></text:a>.</text:p>
      <text:p text:style-name="Text_20_body">Canard, E. F., Mouquet, N. and Mouillot, D. <text:span text:style-name="T259">et</text:span><text:span text:style-name="T260"> </text:span><text:span text:style-name="T261">al.</text:span> (2014) ‘Empirical evaluation of neutral interactions in host-parasite networks’, <text:span text:style-name="T262">The</text:span><text:span text:style-name="T263"> </text:span><text:span text:style-name="T264">American</text:span><text:span text:style-name="T265"> </text:span><text:span text:style-name="T266">Naturalist</text:span>, 183(4), pp. 468–479. doi: <text:a xlink:type="simple" xlink:href="https://doi.org/10.1086/675363" office:name=""><text:span text:style-name="Definition">10.1086/675363</text:span></text:a>.</text:p>
      <text:p text:style-name="Text_20_body">Canard, E., Mouquet, N. and Marescot, L. <text:span text:style-name="T267">et</text:span><text:span text:style-name="T268"> </text:span><text:span text:style-name="T269">al.</text:span> (2012) ‘Emergence of Structural Patterns in Neutral Trophic Networks’, <text:span text:style-name="T270">PLOS</text:span><text:span text:style-name="T271"> </text:span><text:span text:style-name="T272">ONE</text:span>, 7(8), p. e38295. doi: <text:a xlink:type="simple" xlink:href="https://doi.org/10.1371/journal.pone.0038295" office:name=""><text:span text:style-name="Definition">10.1371/journal.pone.0038295</text:span></text:a>.</text:p>
      <text:p text:style-name="Text_20_body">Capitán, J. A., Cuesta, J. A. and Bascompte, J. (2009) ‘Statistical Mechanics of Ecosystem Assembly’, <text:span text:style-name="T273">Physical</text:span><text:span text:style-name="T274"> </text:span><text:span text:style-name="T275">Review</text:span><text:span text:style-name="T276"> </text:span><text:span text:style-name="T277">Letters</text:span>, 103(16), p. 168101. doi: <text:a xlink:type="simple" xlink:href="https://doi.org/10.1103/PhysRevLett.103.168101" office:name=""><text:span text:style-name="Definition">10.1103/PhysRevLett.103.168101</text:span></text:a>.</text:p>
      <text:p text:style-name="Text_20_body">Carstensen, D. W., Sabatino, M., Trøjelsgaard, K. and Morellato, L. P. C. (2014) ‘Beta Diversity of Plant-Pollinator Networks and the Spatial Turnover of Pairwise Interactions’, <text:span text:style-name="T278">PLoS</text:span><text:span text:style-name="T279"> </text:span><text:span text:style-name="T280">ONE</text:span>, 9(11), p. e112903. doi: <text:a xlink:type="simple" xlink:href="https://doi.org/10.1371/journal.pone.0112903" office:name=""><text:span text:style-name="Definition">10.1371/journal.pone.0112903</text:span></text:a>.</text:p>
      <text:p text:style-name="Text_20_body">Cattin, M.-F., Bersier, L.-F. and Banašek-Richter, C. <text:span text:style-name="T281">et</text:span><text:span text:style-name="T282"> </text:span><text:span text:style-name="T283">al.</text:span> (2004) ‘Phylogenetic constraints and adaptation explain food-web structure’, <text:span text:style-name="T284">Nature</text:span>, 427(6977), pp. 835–839. doi: <text:a xlink:type="simple" xlink:href="https://doi.org/10.1038/nature02327" office:name=""><text:span text:style-name="Definition">10.1038/nature02327</text:span></text:a>.</text:p>
      <text:p text:style-name="Text_20_body">Cazelles, K., Araújo, M. B., Mouquet, N. and Gravel, D. (2016) ‘A theory for species co-occurrence in interaction networks’, <text:span text:style-name="T285">Theoretical</text:span><text:span text:style-name="T286"> </text:span><text:span text:style-name="T287">Ecology</text:span>, 9(1), pp. 39–48. doi: <text:a xlink:type="simple" xlink:href="https://doi.org/10.1007/s12080-015-0281-9" office:name=""><text:span text:style-name="Definition">10.1007/s12080-015-0281-9</text:span></text:a>.</text:p>
      <text:p text:style-name="Text_20_body">Chagnon, P.-L. (2015) ‘Characterizing topology of ecological networks along gradients: the limits of metrics’ standardization’, <text:span text:style-name="T288">Ecological</text:span><text:span text:style-name="T289"> </text:span><text:span text:style-name="T290">Complexity</text:span>, 22, pp. 36–39. Available at: <text:a xlink:type="simple" xlink:href="http://www.sciencedirect.com/science/article/pii/S1476945X15000070" office:name=""><text:span text:style-name="Definition">http://www.sciencedirect.com/science/article/pii/S1476945X15000070</text:span></text:a> (Accessed: 21 February 2017).</text:p>
      <text:p text:style-name="Text_20_body">Chesson, P. (2000) ‘Mechanisms of Maintenance of Species Diversity’, <text:span text:style-name="T291">Annual</text:span><text:span text:style-name="T292"> </text:span><text:span text:style-name="T293">Review</text:span><text:span text:style-name="T294"> </text:span><text:span text:style-name="T295">of</text:span><text:span text:style-name="T296"> </text:span><text:span text:style-name="T297">Ecology</text:span><text:span text:style-name="T298"> </text:span><text:span text:style-name="T299">and</text:span><text:span text:style-name="T300"> </text:span><text:span text:style-name="T301">Systematics</text:span>, 31(1), pp. 343–366. doi: <text:a xlink:type="simple" xlink:href="https://doi.org/10.1146/annurev.ecolsys.31.1.343" office:name=""><text:span text:style-name="Definition">10.1146/annurev.ecolsys.31.1.343</text:span></text:a>.</text:p>
      <text:p text:style-name="Text_20_body">Chesson, P. and Kuang, J. J. (2008) ‘The interaction between predation and competition’, <text:span text:style-name="T302">Nature</text:span>, 456(7219), pp. 235–238. doi: <text:a xlink:type="simple" xlink:href="https://doi.org/10.1038/nature07248" office:name=""><text:span text:style-name="Definition">10.1038/nature07248</text:span></text:a>.</text:p>
      <text:p text:style-name="Text_20_body">Cohen, J. E. (1989) ‘Food webs and community structure’, <text:span text:style-name="T303">Perspectives</text:span><text:span text:style-name="T304"> </text:span><text:span text:style-name="T305">in</text:span><text:span text:style-name="T306"> </text:span><text:span text:style-name="T307">ecological</text:span><text:span text:style-name="T308"> </text:span><text:span text:style-name="T309">theory</text:span>, pp. 181–202.</text:p>
      <text:p text:style-name="Text_20_body">Crea, C., Ali, R. A. and Rader, R. (2015) ‘A new model for ecological networks using species-level traits’, <text:span text:style-name="T310">Methods</text:span><text:span text:style-name="T311"> </text:span><text:span text:style-name="T312">in</text:span><text:span text:style-name="T313"> </text:span><text:span text:style-name="T314">Ecology</text:span><text:span text:style-name="T315"> </text:span><text:span text:style-name="T316">and</text:span><text:span text:style-name="T317"> </text:span><text:span text:style-name="T318">Evolution</text:span>. Available at: <text:a xlink:type="simple" xlink:href="http://onlinelibrary.wiley.com/doi/10.1111/2041-210X.12471/pdf" office:name=""><text:span text:style-name="Definition">http://onlinelibrary.wiley.com/doi/10.1111/2041-210X.12471/pdf</text:span></text:a> (Accessed: 21 February 2017).</text:p>
      <text:p text:style-name="Text_20_body">Dalsgaard, B., Trøjelsgaard, K. and Martín González, A. M. <text:span text:style-name="T319">et</text:span><text:span text:style-name="T320"> </text:span><text:span text:style-name="T321">al.</text:span> (2013) ‘Historical climate-change influences modularity and nestedness of pollination networks’, <text:span text:style-name="T322">Ecography</text:span>, 36(12), pp. 1331–1340. doi: <text:a xlink:type="simple" xlink:href="https://doi.org/10.1111/j.1600-0587.2013.00201.x" office:name=""><text:span text:style-name="Definition">10.1111/j.1600-0587.2013.00201.x</text:span></text:a>.</text:p>
      <text:p text:style-name="Text_20_body">Darwin, C. (1859) <text:span text:style-name="T323">On</text:span><text:span text:style-name="T324"> </text:span><text:span text:style-name="T325">the</text:span><text:span text:style-name="T326"> </text:span><text:span text:style-name="T327">Origin</text:span><text:span text:style-name="T328"> </text:span><text:span text:style-name="T329">of</text:span><text:span text:style-name="T330"> </text:span><text:span text:style-name="T331">Species</text:span><text:span text:style-name="T332"> </text:span><text:span text:style-name="T333">by</text:span><text:span text:style-name="T334"> </text:span><text:span text:style-name="T335">Means</text:span><text:span text:style-name="T336"> </text:span><text:span text:style-name="T337">of</text:span><text:span text:style-name="T338"> </text:span><text:span text:style-name="T339">Natural</text:span><text:span text:style-name="T340"> </text:span><text:span text:style-name="T341">Selection,</text:span><text:span text:style-name="T342"> </text:span><text:span text:style-name="T343">or</text:span><text:span text:style-name="T344"> </text:span><text:span text:style-name="T345">Preservation</text:span><text:span text:style-name="T346"> </text:span><text:span text:style-name="T347">of</text:span><text:span text:style-name="T348"> </text:span><text:span text:style-name="T349">Favoured</text:span><text:span text:style-name="T350"> </text:span><text:span text:style-name="T351">Races</text:span><text:span text:style-name="T352"> </text:span><text:span text:style-name="T353">in</text:span><text:span text:style-name="T354"> </text:span><text:span text:style-name="T355">the</text:span><text:span text:style-name="T356"> </text:span><text:span text:style-name="T357">Struggle</text:span><text:span text:style-name="T358"> </text:span><text:span text:style-name="T359">for</text:span><text:span text:style-name="T360"> </text:span><text:span text:style-name="T361">Life.</text:span> John Murray, London.</text:p>
      <text:p text:style-name="Text_20_body">Davis, A. J., Lawton, J. H., Shorrocks, B. and Jenkinson, L. S. (1998) ‘Individualistic species responses invalidate simple physiological models of community dynamics under global environmental change’, <text:span text:style-name="T362">Journal</text:span><text:span text:style-name="T363"> </text:span><text:span text:style-name="T364">of</text:span><text:span text:style-name="T365"> </text:span><text:span text:style-name="T366">Animal</text:span><text:span text:style-name="T367"> </text:span><text:span text:style-name="T368">Ecology</text:span>, 67(4), pp. 600–612. doi: <text:a xlink:type="simple" xlink:href="https://doi.org/10.1046/j.1365-2656.1998.00223.x" office:name=""><text:span text:style-name="Definition">10.1046/j.1365-2656.1998.00223.x</text:span></text:a>.</text:p>
      <text:p text:style-name="Text_20_body">Delmas, E., Besson, M. and Brice, M.-H. <text:span text:style-name="T369">et</text:span><text:span text:style-name="T370"> </text:span><text:span text:style-name="T371">al.</text:span> (2017) ‘Analyzing ecological networks of species interactions’, pp. –. doi: <text:a xlink:type="simple" xlink:href="https://doi.org/10.1101/112540" office:name=""><text:span text:style-name="Definition">10.1101/112540</text:span></text:a>.</text:p>
      <text:p text:style-name="Text_20_body">Diamond, J. M. (1975) ‘Assembly of species communities’, in <text:span text:style-name="T372">Ecology</text:span><text:span text:style-name="T373"> </text:span><text:span text:style-name="T374">and</text:span><text:span text:style-name="T375"> </text:span><text:span text:style-name="T376">evolution</text:span><text:span text:style-name="T377"> </text:span><text:span text:style-name="T378">of</text:span><text:span text:style-name="T379"> </text:span><text:span text:style-name="T380">communities</text:span>. Harvard University Press, Cambridge, Massachusetts, US: M. L. Cody and J. M. Diamond, editors, pp. 342–444.</text:p>
      <text:p text:style-name="Text_20_body">Díaz-Castelazo, C., Guimarães, P. R. and Jordano, P. <text:span text:style-name="T381">et</text:span><text:span text:style-name="T382"> </text:span><text:span text:style-name="T383">al.</text:span> (2010) ‘Changes of a mutualistic network over time: reanalysis over a 10-year period’, <text:span text:style-name="T384">Ecology</text:span>, 91(3), pp. 793–801. Available at: <text:a xlink:type="simple" xlink:href="http://www.jstor.org/stable/25661111" office:name=""><text:span text:style-name="Definition">http://www.jstor.org/stable/25661111</text:span></text:a> (Accessed: 21 February 2017).</text:p>
      <text:p text:style-name="Text_20_body">Drake, J. A. (1991) ‘Community-Assembly Mechanics and the Structure of an Experimental Species Ensemble’, <text:span text:style-name="T385">The</text:span><text:span text:style-name="T386"> </text:span><text:span text:style-name="T387">American</text:span><text:span text:style-name="T388"> </text:span><text:span text:style-name="T389">Naturalist</text:span>, 137(1), pp. 1–26. doi: <text:a xlink:type="simple" xlink:href="https://doi.org/10.1086/285143" office:name=""><text:span text:style-name="Definition">10.1086/285143</text:span></text:a>.</text:p>
      <text:p text:style-name="Text_20_body">Duffy, J. E., Cardinale, B. J. and France, K. E. <text:span text:style-name="T390">et</text:span><text:span text:style-name="T391"> </text:span><text:span text:style-name="T392">al.</text:span> (2007) ‘The functional role of biodiversity in ecosystems: incorporating trophic complexity’, <text:span text:style-name="T393">Ecology</text:span><text:span text:style-name="T394"> </text:span><text:span text:style-name="T395">Letters</text:span>, 10(6), pp. 522–538. doi: <text:a xlink:type="simple" xlink:href="https://doi.org/10.1111/j.1461-0248.2007.01037.x" office:name=""><text:span text:style-name="Definition">10.1111/j.1461-0248.2007.01037.x</text:span></text:a>.</text:p>
      <text:p text:style-name="Text_20_body">Dunne, J. A., Williams, R. J. and Martinez, N. D. (2002) ‘Network structure and biodiversity loss in food webs: robustness increases with connectance’, <text:span text:style-name="T396">Ecology</text:span><text:span text:style-name="T397"> </text:span><text:span text:style-name="T398">Letters</text:span>, 5(4), pp. 558–567. doi: <text:a xlink:type="simple" xlink:href="https://doi.org/10.1046/j.1461-0248.2002.00354.x" office:name=""><text:span text:style-name="Definition">10.1046/j.1461-0248.2002.00354.x</text:span></text:a>.</text:p>
      <text:p text:style-name="Text_20_body">Elton, C. C. (1958) ‘The Reasons for Conservation’, in <text:span text:style-name="T399">The</text:span><text:span text:style-name="T400"> </text:span><text:span text:style-name="T401">Ecology</text:span><text:span text:style-name="T402"> </text:span><text:span text:style-name="T403">of</text:span><text:span text:style-name="T404"> </text:span><text:span text:style-name="T405">Invasions</text:span><text:span text:style-name="T406"> </text:span><text:span text:style-name="T407">by</text:span><text:span text:style-name="T408"> </text:span><text:span text:style-name="T409">Animals</text:span><text:span text:style-name="T410"> </text:span><text:span text:style-name="T411">and</text:span><text:span text:style-name="T412"> </text:span><text:span text:style-name="T413">Plants</text:span>. Springer Netherlands, pp. 143–153. doi: <text:a xlink:type="simple" xlink:href="https://doi.org/10.1007/978-94-009-5851-7_8" office:name=""><text:span text:style-name="Definition">10.1007/978-94-009-5851-7_8</text:span></text:a>.</text:p>
      <text:p text:style-name="Text_20_body">Emmerson, M. C. and Raffaelli, D. (2004) ‘Predator–prey body size, interaction strength and the stability of a real food web’, <text:span text:style-name="T414">Journal</text:span><text:span text:style-name="T415"> </text:span><text:span text:style-name="T416">of</text:span><text:span text:style-name="T417"> </text:span><text:span text:style-name="T418">Animal</text:span><text:span text:style-name="T419"> </text:span><text:span text:style-name="T420">Ecology</text:span>, 73(3), pp. 399–409. doi: <text:a xlink:type="simple" xlink:href="https://doi.org/10.1111/j.0021-8790.2004.00818.x" office:name=""><text:span text:style-name="Definition">10.1111/j.0021-8790.2004.00818.x</text:span></text:a>.</text:p>
      <text:p text:style-name="Text_20_body">Fontaine, C. and Thébault, E. (2015) ‘Comparing the conservatism of ecological interactions in plant–pollinator and plant–herbivore networks’, <text:span text:style-name="T421">Population</text:span><text:span text:style-name="T422"> </text:span><text:span text:style-name="T423">Ecology</text:span>, 57(1), pp. 29–36. doi: <text:a xlink:type="simple" xlink:href="https://doi.org/10.1007/s10144-014-0473-y" office:name=""><text:span text:style-name="Definition">10.1007/s10144-014-0473-y</text:span></text:a>.</text:p>
      <text:p text:style-name="Text_20_body">Fortuna, M. A. and Bascompte, J. (2006) ‘Habitat loss and the structure of plant-animal mutualistic networks: Mutualistic networks and habitat loss’, <text:span text:style-name="T424">Ecology</text:span><text:span text:style-name="T425"> </text:span><text:span text:style-name="T426">Letters</text:span>, 9(3), pp. 281–286. doi: <text:a xlink:type="simple" xlink:href="https://doi.org/10.1111/j.1461-0248.2005.00868.x" office:name=""><text:span text:style-name="Definition">10.1111/j.1461-0248.2005.00868.x</text:span></text:a>.</text:p>
      <text:p text:style-name="Text_20_body">Fortuna, M. A., Stouffer, D. B. and Olesen, J. M. <text:span text:style-name="T427">et</text:span><text:span text:style-name="T428"> </text:span><text:span text:style-name="T429">al.</text:span> (2010) ‘Nestedness versus modularity in ecological networks: two sides of the same coin?’, <text:span text:style-name="T430">Journal</text:span><text:span text:style-name="T431"> </text:span><text:span text:style-name="T432">of</text:span><text:span text:style-name="T433"> </text:span><text:span text:style-name="T434">Animal</text:span><text:span text:style-name="T435"> </text:span><text:span text:style-name="T436">Ecology</text:span>, 79(4), pp. 811–817. doi: <text:a xlink:type="simple" xlink:href="https://doi.org/10.1111/j.1365-2656.2010.01688.x" office:name=""><text:span text:style-name="Definition">10.1111/j.1365-2656.2010.01688.x</text:span></text:a>.</text:p>
      <text:p text:style-name="Text_20_body">Gause, G. F. (1934) ‘Experimental analysis of Vito Volterra’s mathematical theory of the struggle for existence’, <text:span text:style-name="T437">Science</text:span>, 79(2036), pp. 16–17. Available at: <text:a xlink:type="simple" xlink:href="http://faculty.jsd.claremont.edu/dmcfarlane/bio146mcfarlane/papers/Gause_paramecium.pdf" office:name=""><text:span text:style-name="Definition">http://faculty.jsd.claremont.edu/dmcfarlane/bio146mcfarlane/papers/Gause_paramecium.pdf</text:span></text:a> (Accessed: 23 August 2017).</text:p>
      <text:p text:style-name="Text_20_body">González-Varo, J. P. and Traveset, A. (2016) ‘The Labile Limits of Forbidden Interactions’, <text:span text:style-name="T438">Trends</text:span><text:span text:style-name="T439"> </text:span><text:span text:style-name="T440">in</text:span><text:span text:style-name="T441"> </text:span><text:span text:style-name="T442">Ecology</text:span><text:span text:style-name="T443"> </text:span><text:span text:style-name="T444">&amp;</text:span><text:span text:style-name="T445"> </text:span><text:span text:style-name="T446">Evolution</text:span>, 31(9), pp. 700–710. doi: <text:a xlink:type="simple" xlink:href="https://doi.org/10.1016/j.tree.2016.06.009" office:name=""><text:span text:style-name="Definition">10.1016/j.tree.2016.06.009</text:span></text:a>.</text:p>
      <text:p text:style-name="Text_20_body">Gotelli, N. J., Graves, G. R. and Rahbek, C. (2010) ‘Macroecological signals of species interactions in the Danish avifauna’, <text:span text:style-name="T447">Proceedings</text:span><text:span text:style-name="T448"> </text:span><text:span text:style-name="T449">of</text:span><text:span text:style-name="T450"> </text:span><text:span text:style-name="T451">the</text:span><text:span text:style-name="T452"> </text:span><text:span text:style-name="T453">National</text:span><text:span text:style-name="T454"> </text:span><text:span text:style-name="T455">Academy</text:span><text:span text:style-name="T456"> </text:span><text:span text:style-name="T457">of</text:span><text:span text:style-name="T458"> </text:span><text:span text:style-name="T459">Sciences</text:span>, 107(11), pp. 5030–5035. doi: <text:a xlink:type="simple" xlink:href="https://doi.org/10.1073/pnas.0914089107" office:name=""><text:span text:style-name="Definition">10.1073/pnas.0914089107</text:span></text:a>.</text:p>
      <text:p text:style-name="Text_20_body">Gravel, D., Canham, C. D., Beaudet, M. and Messier, C. (2006) ‘Reconciling niche and neutrality: the continuum hypothesis’, <text:span text:style-name="T460">Ecology</text:span><text:span text:style-name="T461"> </text:span><text:span text:style-name="T462">Letters</text:span>, 9(4), pp. 399–409. doi: <text:a xlink:type="simple" xlink:href="https://doi.org/10.1111/j.1461-0248.2006.00884.x" office:name=""><text:span text:style-name="Definition">10.1111/j.1461-0248.2006.00884.x</text:span></text:a>.</text:p>
      <text:p text:style-name="Text_20_body">Havens, K. (1992) ‘Scale and structure in natural food webs’, <text:span text:style-name="T463">Science</text:span><text:span text:style-name="T464"> </text:span><text:span text:style-name="T465">(New</text:span><text:span text:style-name="T466"> </text:span><text:span text:style-name="T467">York,</text:span><text:span text:style-name="T468"> </text:span><text:span text:style-name="T469">N.Y.)</text:span>, 257(5073), pp. 1107–1109. doi: <text:a xlink:type="simple" xlink:href="https://doi.org/10.1126/science.257.5073.1107" office:name=""><text:span text:style-name="Definition">10.1126/science.257.5073.1107</text:span></text:a>.</text:p>
      <text:p text:style-name="Text_20_body">Heikkinen, R. K., Luoto, M. and Virkkala, R. <text:span text:style-name="T470">et</text:span><text:span text:style-name="T471"> </text:span><text:span text:style-name="T472">al.</text:span> (2007) ‘Biotic interactions improve prediction of boreal bird distributions at macro-scales’, <text:span text:style-name="T473">Global</text:span><text:span text:style-name="T474"> </text:span><text:span text:style-name="T475">Ecology</text:span><text:span text:style-name="T476"> </text:span><text:span text:style-name="T477">and</text:span><text:span text:style-name="T478"> </text:span><text:span text:style-name="T479">Biogeography</text:span>, 16(6), pp. 754–763. doi: <text:a xlink:type="simple" xlink:href="https://doi.org/10.1111/j.1466-8238.2007.00345.x" office:name=""><text:span text:style-name="Definition">10.1111/j.1466-8238.2007.00345.x</text:span></text:a>.</text:p>
      <text:p text:style-name="Text_20_body">Holt, R. D. (1997) ‘Community modules’, <text:span text:style-name="T480">A.C.</text:span><text:span text:style-name="T481"> </text:span><text:span text:style-name="T482">Gange,</text:span><text:span text:style-name="T483"> </text:span><text:span text:style-name="T484">V.K.</text:span><text:span text:style-name="T485"> </text:span><text:span text:style-name="T486">Brown</text:span><text:span text:style-name="T487"> </text:span><text:span text:style-name="T488">(Eds.),</text:span><text:span text:style-name="T489"> </text:span><text:span text:style-name="T490">Multitrophic</text:span><text:span text:style-name="T491"> </text:span><text:span text:style-name="T492">interactions</text:span><text:span text:style-name="T493"> </text:span><text:span text:style-name="T494">in</text:span><text:span text:style-name="T495"> </text:span><text:span text:style-name="T496">Terrestrial</text:span><text:span text:style-name="T497"> </text:span><text:span text:style-name="T498">Ecosystems,</text:span><text:span text:style-name="T499"> </text:span><text:span text:style-name="T500">6th</text:span><text:span text:style-name="T501"> </text:span><text:span text:style-name="T502">Symposium</text:span><text:span text:style-name="T503"> </text:span><text:span text:style-name="T504">of</text:span><text:span text:style-name="T505"> </text:span><text:span text:style-name="T506">the</text:span><text:span text:style-name="T507"> </text:span><text:span text:style-name="T508">British</text:span><text:span text:style-name="T509"> </text:span><text:span text:style-name="T510">Ecological</text:span><text:span text:style-name="T511"> </text:span><text:span text:style-name="T512">Society,</text:span><text:span text:style-name="T513"> </text:span><text:span text:style-name="T514">Blackwell</text:span><text:span text:style-name="T515"> </text:span><text:span text:style-name="T516">Science</text:span>, pp. 333–350.</text:p>
      <text:p text:style-name="Text_20_body">Hutchinson, G. E. (1961) ‘The Paradox of the Plankton’, <text:span text:style-name="T517">The</text:span><text:span text:style-name="T518"> </text:span><text:span text:style-name="T519">American</text:span><text:span text:style-name="T520"> </text:span><text:span text:style-name="T521">Naturalist</text:span>, 95(882), pp. 137–145. doi: <text:a xlink:type="simple" xlink:href="https://doi.org/10.1086/282171" office:name=""><text:span text:style-name="Definition">10.1086/282171</text:span></text:a>.</text:p>
      <text:p text:style-name="Text_20_body">Jacquet, C., Moritz, C. and Morissette, L. <text:span text:style-name="T522">et</text:span><text:span text:style-name="T523"> </text:span><text:span text:style-name="T524">al.</text:span> (2016) ‘No complexity–stability relationship in empirical ecosystems’, <text:span text:style-name="T525">Nature</text:span><text:span text:style-name="T526"> </text:span><text:span text:style-name="T527">Communications</text:span>, 7, p. 12573. doi: <text:a xlink:type="simple" xlink:href="https://doi.org/10.1038/ncomms12573" office:name=""><text:span text:style-name="Definition">10.1038/ncomms12573</text:span></text:a>.</text:p>
      <text:p text:style-name="Text_20_body">Jordano, P., Bascompte, J. and Olesen, J. M. (2003) ‘Invariant properties in coevolutionary networks of plant–animal interactions’, <text:span text:style-name="T528">Ecology</text:span><text:span text:style-name="T529"> </text:span><text:span text:style-name="T530">Letters</text:span>, 6(1), pp. 69–81. doi: <text:a xlink:type="simple" xlink:href="https://doi.org/10.1046/j.1461-0248.2003.00403.x" office:name=""><text:span text:style-name="Definition">10.1046/j.1461-0248.2003.00403.x</text:span></text:a>.</text:p>
      <text:p text:style-name="Text_20_body">Kemp, J. E., Evans, D. M., Augustyn, W. J. and Ellis, A. G. (2017) ‘Invariant antagonistic network structure despite high spatial and temporal turnover of interactions’, <text:span text:style-name="T531">Ecography</text:span>, pp. n/a–n/a. doi: <text:a xlink:type="simple" xlink:href="https://doi.org/10.1111/ecog.02150" office:name=""><text:span text:style-name="Definition">10.1111/ecog.02150</text:span></text:a>.</text:p>
      <text:p text:style-name="Text_20_body">Kraft, N., Cornwell, W., Webb, C. and Ackerly, D. (2007) ‘Trait Evolution, Community Assembly, and the Phylogenetic Structure of Ecological Communities.’, <text:span text:style-name="T532">The</text:span><text:span text:style-name="T533"> </text:span><text:span text:style-name="T534">American</text:span><text:span text:style-name="T535"> </text:span><text:span text:style-name="T536">Naturalist</text:span>, 170(2), pp. 271–283. doi: <text:a xlink:type="simple" xlink:href="https://doi.org/10.1086/519400" office:name=""><text:span text:style-name="Definition">10.1086/519400</text:span></text:a>.</text:p>
      <text:p text:style-name="Text_20_body">Krasnov, B. R., Fortuna, M. A. and Mouillot, D. <text:span text:style-name="T537">et</text:span><text:span text:style-name="T538"> </text:span><text:span text:style-name="T539">al.</text:span> (2012) ‘Phylogenetic Signal in Module Composition and Species Connectivity in Compartmentalized Host-Parasite Networks’, <text:span text:style-name="T540">The</text:span><text:span text:style-name="T541"> </text:span><text:span text:style-name="T542">American</text:span><text:span text:style-name="T543"> </text:span><text:span text:style-name="T544">Naturalist</text:span>, 179(4), pp. 501–511. doi: <text:a xlink:type="simple" xlink:href="https://doi.org/10.1086/664612" office:name=""><text:span text:style-name="Definition">10.1086/664612</text:span></text:a>.</text:p>
      <text:p text:style-name="Text_20_body">Leibold, M. A., Chase, J. M. and Ernest, S. K. M. (2017) ‘Community assembly and the functioning of ecosystems: how metacommunity processes alter ecosystems attributes’, <text:span text:style-name="T545">Ecology</text:span>, 98(4), pp. 909–919. doi: <text:a xlink:type="simple" xlink:href="https://doi.org/10.1002/ecy.1697" office:name=""><text:span text:style-name="Definition">10.1002/ecy.1697</text:span></text:a>.</text:p>
      <text:p text:style-name="Text_20_body">Loreau, M. (2010) ‘Linking biodiversity and ecosystems: towards a unifying ecological theory’, <text:span text:style-name="T546">Philosophical</text:span><text:span text:style-name="T547"> </text:span><text:span text:style-name="T548">Transactions</text:span><text:span text:style-name="T549"> </text:span><text:span text:style-name="T550">of</text:span><text:span text:style-name="T551"> </text:span><text:span text:style-name="T552">the</text:span><text:span text:style-name="T553"> </text:span><text:span text:style-name="T554">Royal</text:span><text:span text:style-name="T555"> </text:span><text:span text:style-name="T556">Society</text:span><text:span text:style-name="T557"> </text:span><text:span text:style-name="T558">B:</text:span><text:span text:style-name="T559"> </text:span><text:span text:style-name="T560">Biological</text:span><text:span text:style-name="T561"> </text:span><text:span text:style-name="T562">Sciences</text:span>, 365(1537), pp. 49–60. doi: <text:a xlink:type="simple" xlink:href="https://doi.org/10.1098/rstb.2009.0155" office:name=""><text:span text:style-name="Definition">10.1098/rstb.2009.0155</text:span></text:a>.</text:p>
      <text:p text:style-name="Text_20_body">Lundberg, P., Ranta, E. and Kaitala, V. (2008) ‘Species loss leads to community closure’, <text:span text:style-name="T563">Ecology</text:span><text:span text:style-name="T564"> </text:span><text:span text:style-name="T565">Letters</text:span>, 3(6), pp. 465–468. doi: <text:a xlink:type="simple" xlink:href="https://doi.org/10.1111/j.1461-0248.2000.00170.x" office:name=""><text:span text:style-name="Definition">10.1111/j.1461-0248.2000.00170.x</text:span></text:a>.</text:p>
      <text:p text:style-name="Text_20_body">MacArthur, R. (1955) ‘Fluctuations of Animal Populations and a Measure of Community Stability’, <text:span text:style-name="T566">Ecology</text:span>, 36(3), p. 533. doi: <text:a xlink:type="simple" xlink:href="https://doi.org/10.2307/1929601" office:name=""><text:span text:style-name="Definition">10.2307/1929601</text:span></text:a>.</text:p>
      <text:p text:style-name="Text_20_body">Maherali, H. and Klironomos, J. N. (2007) ‘Influence of Phylogeny on Fungal Community Assembly and Ecosystem Functioning’, <text:span text:style-name="T567">Science</text:span>, 316(5832), pp. 1746–1748. doi: <text:a xlink:type="simple" xlink:href="https://doi.org/10.1126/science.1143082" office:name=""><text:span text:style-name="Definition">10.1126/science.1143082</text:span></text:a>.</text:p>
      <text:p text:style-name="Text_20_body">Malthus, T. R. (1798) ‘An Essay on the Principle of Population, as it Affects the Future Improvement of Society: With Remarks on the Speculations of Mr. Godwin, Mr. Condorcet, and Other Writers.’</text:p>
      <text:p text:style-name="Text_20_body">Martinez, N. D. (1992) ‘Constant Connectance in Community Food Webs’, <text:span text:style-name="T568">The</text:span><text:span text:style-name="T569"> </text:span><text:span text:style-name="T570">American</text:span><text:span text:style-name="T571"> </text:span><text:span text:style-name="T572">Naturalist</text:span>, 139(6), pp. 1208–1218. Available at: <text:a xlink:type="simple" xlink:href="http://www.jstor.org/stable/2462337" office:name=""><text:span text:style-name="Definition">http://www.jstor.org/stable/2462337</text:span></text:a> (Accessed: 21 February 2017).</text:p>
      <text:p text:style-name="Text_20_body">Martinez, N. D., Williams, R. J. and Dunne, J. A. (2006) ‘Diversity, complexity, and persistence in large model ecosystems’, <text:span text:style-name="T573">Ecological</text:span><text:span text:style-name="T574"> </text:span><text:span text:style-name="T575">networks:</text:span><text:span text:style-name="T576"> </text:span><text:span text:style-name="T577">linking</text:span><text:span text:style-name="T578"> </text:span><text:span text:style-name="T579">structure</text:span><text:span text:style-name="T580"> </text:span><text:span text:style-name="T581">to</text:span><text:span text:style-name="T582"> </text:span><text:span text:style-name="T583">dynamics</text:span><text:span text:style-name="T584"> </text:span><text:span text:style-name="T585">in</text:span><text:span text:style-name="T586"> </text:span><text:span text:style-name="T587">food</text:span><text:span text:style-name="T588"> </text:span><text:span text:style-name="T589">webs</text:span>, pp. 163–185. Available at: <text:a xlink:type="simple" xlink:href="https://books.google.com/books?hl=en&amp;lr=&amp;id=YpQRDAAAQBAJ&amp;oi=fnd&amp;pg=PA163&amp;dq=%22spatial+e%EF%AC%80ects,+and+evolutionary%22+%22of+diversity+and+complexity+in+the+functioning+and+stability+of%22+%22(Hutchinson+1959).+However,+the+apparent+inevitability+of+this%22+%22diversity/complexity+and+stability+(for+review,+see+Dunne+et+al.%22+&amp;ots=K4c5g6-yd-&amp;sig=QXohTQ7JTQ88WJRhNBOYrGb640E" office:name=""><text:span text:style-name="Definition">https://books.google.com/books?hl=en&amp;lr=&amp;id=YpQRDAAAQBAJ&amp;oi=fnd&amp;pg=PA163&amp;dq=%22spatial+e%EF%AC%80ects,+and+evolutionary%22+%22of+diversity+and+complexity+in+the+functioning+and+stability+of%22+%22(Hutchinson+1959).+However,+the+apparent+inevitability+of+this%22+%22diversity/complexity+and+stability+(for+review,+see+Dunne+et+al.%22+&amp;ots=K4c5g6-yd-&amp;sig=QXohTQ7JTQ88WJRhNBOYrGb640E</text:span></text:a> (Accessed: 11 May 2017).</text:p>
      <text:p text:style-name="Text_20_body">May, R. M. (1972) ‘Will a Large Complex System be Stable?’, <text:span text:style-name="T590">Nature</text:span>, 238(5364), pp. 413–414. doi: <text:a xlink:type="simple" xlink:href="https://doi.org/10.1038/238413a0" office:name=""><text:span text:style-name="Definition">10.1038/238413a0</text:span></text:a>.</text:p>
      <text:p text:style-name="Text_20_body">McCann, K. S. (2000) ‘The diversity–stability debate’, <text:span text:style-name="T591">Nature</text:span>, 405(6783), pp. 228–233. doi: <text:a xlink:type="simple" xlink:href="https://doi.org/10.1038/35012234" office:name=""><text:span text:style-name="Definition">10.1038/35012234</text:span></text:a>.</text:p>
      <text:p text:style-name="Text_20_body">McCann, K., Hastings, A. and Huxel, G. R. (1998) ‘Weak trophic interactions and the balance of nature’, <text:span text:style-name="T592">Nature</text:span>, 395(6704), pp. 794–798. doi: <text:a xlink:type="simple" xlink:href="https://doi.org/10.1038/27427" office:name=""><text:span text:style-name="Definition">10.1038/27427</text:span></text:a>.</text:p>
      <text:p text:style-name="Text_20_body">Memmott, J., Waser, N. M. and Price, M. V. (2004) ‘Tolerance of pollination networks to species extinctions’, <text:span text:style-name="T593">Proceedings</text:span><text:span text:style-name="T594"> </text:span><text:span text:style-name="T595">of</text:span><text:span text:style-name="T596"> </text:span><text:span text:style-name="T597">the</text:span><text:span text:style-name="T598"> </text:span><text:span text:style-name="T599">Royal</text:span><text:span text:style-name="T600"> </text:span><text:span text:style-name="T601">Society</text:span><text:span text:style-name="T602"> </text:span><text:span text:style-name="T603">B:</text:span><text:span text:style-name="T604"> </text:span><text:span text:style-name="T605">Biological</text:span><text:span text:style-name="T606"> </text:span><text:span text:style-name="T607">Sciences</text:span>, 271(1557), pp. 2605–2611. doi: <text:a xlink:type="simple" xlink:href="https://doi.org/10.1098/rspb.2004.2909" office:name=""><text:span text:style-name="Definition">10.1098/rspb.2004.2909</text:span></text:a>.</text:p>
      <text:p text:style-name="Text_20_body">Milo, R. (2002) ‘Network Motifs: Simple Building Blocks of Complex Networks’, <text:span text:style-name="T608">Science</text:span>, 298(5594), pp. 824–827. doi: <text:a xlink:type="simple" xlink:href="https://doi.org/10.1126/science.298.5594.824" office:name=""><text:span text:style-name="Definition">10.1126/science.298.5594.824</text:span></text:a>.</text:p>
      <text:p text:style-name="Text_20_body">Montoya, J. M. and Solé, R. V. (2002) ‘Small World Patterns in Food Webs’, <text:span text:style-name="T609">Journal</text:span><text:span text:style-name="T610"> </text:span><text:span text:style-name="T611">of</text:span><text:span text:style-name="T612"> </text:span><text:span text:style-name="T613">Theoretical</text:span><text:span text:style-name="T614"> </text:span><text:span text:style-name="T615">Biology</text:span>, 214(3), pp. 405–412. doi: <text:a xlink:type="simple" xlink:href="https://doi.org/10.1006/jtbi.2001.2460" office:name=""><text:span text:style-name="Definition">10.1006/jtbi.2001.2460</text:span></text:a>.</text:p>
      <text:p text:style-name="Text_20_body">Montoya, J. M. and Solé, R. V. (2003) ‘Topological properties of food webs: from real data to community assembly models’, <text:span text:style-name="T616">Oikos</text:span>, 102(3), pp. 614–622. doi: <text:a xlink:type="simple" xlink:href="https://doi.org/10.1034/j.1600-0706.2003.12031.x" office:name=""><text:span text:style-name="Definition">10.1034/j.1600-0706.2003.12031.x</text:span></text:a>.</text:p>
      <text:p text:style-name="Text_20_body">Montoya, J. M., Pimm, S. L. and Solé, R. V. (2006) ‘Ecological networks and their fragility’, <text:span text:style-name="T617">Nature</text:span>, 442(7100), pp. 259–264. doi: <text:a xlink:type="simple" xlink:href="https://doi.org/10.1038/nature04927" office:name=""><text:span text:style-name="Definition">10.1038/nature04927</text:span></text:a>.</text:p>
      <text:p text:style-name="Text_20_body">Morales-Castilla, I., Matias, M. G., Gravel, D. and Araújo, M. B. (2015) ‘Inferring biotic interactions from proxies’, <text:span text:style-name="T618">Trends</text:span><text:span text:style-name="T619"> </text:span><text:span text:style-name="T620">in</text:span><text:span text:style-name="T621"> </text:span><text:span text:style-name="T622">Ecology</text:span><text:span text:style-name="T623"> </text:span><text:span text:style-name="T624">&amp;</text:span><text:span text:style-name="T625"> </text:span><text:span text:style-name="T626">Evolution</text:span>, 30(6), pp. 347–356. doi: <text:a xlink:type="simple" xlink:href="https://doi.org/10.1016/j.tree.2015.03.014" office:name=""><text:span text:style-name="Definition">10.1016/j.tree.2015.03.014</text:span></text:a>.</text:p>
      <text:p text:style-name="Text_20_body">Nuismer, S. L., Jordano, P. and Bascompte, J. (2013) ‘COEVOLUTION AND THE ARCHITECTURE OF MUTUALISTIC NETWORKS: COEVOLVING NETWORKS’, <text:span text:style-name="T627">Evolution</text:span>, 67(2), pp. 338–354. doi: <text:a xlink:type="simple" xlink:href="https://doi.org/10.1111/j.1558-5646.2012.01801.x" office:name=""><text:span text:style-name="Definition">10.1111/j.1558-5646.2012.01801.x</text:span></text:a>.</text:p>
      <text:p text:style-name="Text_20_body">Olesen, J. M., Bascompte, J. and Dupont, Y. L. <text:span text:style-name="T628">et</text:span><text:span text:style-name="T629"> </text:span><text:span text:style-name="T630">al.</text:span> (2011) ‘Missing and forbidden links in mutualistic networks’, <text:span text:style-name="T631">Proceedings</text:span><text:span text:style-name="T632"> </text:span><text:span text:style-name="T633">of</text:span><text:span text:style-name="T634"> </text:span><text:span text:style-name="T635">the</text:span><text:span text:style-name="T636"> </text:span><text:span text:style-name="T637">Royal</text:span><text:span text:style-name="T638"> </text:span><text:span text:style-name="T639">Society</text:span><text:span text:style-name="T640"> </text:span><text:span text:style-name="T641">of</text:span><text:span text:style-name="T642"> </text:span><text:span text:style-name="T643">London</text:span><text:span text:style-name="T644"> </text:span><text:span text:style-name="T645">B:</text:span><text:span text:style-name="T646"> </text:span><text:span text:style-name="T647">Biological</text:span><text:span text:style-name="T648"> </text:span><text:span text:style-name="T649">Sciences</text:span>, 278(1706), pp. 725–732. Available at: <text:a xlink:type="simple" xlink:href="http://rspb.royalsocietypublishing.org/content/278/1706/725.short" office:name=""><text:span text:style-name="Definition">http://rspb.royalsocietypublishing.org/content/278/1706/725.short</text:span></text:a> (Accessed: 21 February 2017).</text:p>
      <text:p text:style-name="Text_20_body">Olesen, J. M., Bascompte, J., Elberling, H. and Jordano, P. (2008) ‘TEMPORAL DYNAMICS IN A POLLINATION NETWORK’, <text:span text:style-name="T650">Ecology</text:span>, 89(6), pp. 1573–1582. doi: <text:a xlink:type="simple" xlink:href="https://doi.org/10.1890/07-0451.1" office:name=""><text:span text:style-name="Definition">10.1890/07-0451.1</text:span></text:a>.</text:p>
      <text:p text:style-name="Text_20_body">Pearson, R. G. and Dawson, T. P. (2003) ‘Predicting the impacts of climate change on the distribution of species: are bioclimate envelope models useful?’, <text:span text:style-name="T651">Global</text:span><text:span text:style-name="T652"> </text:span><text:span text:style-name="T653">Ecology</text:span><text:span text:style-name="T654"> </text:span><text:span text:style-name="T655">and</text:span><text:span text:style-name="T656"> </text:span><text:span text:style-name="T657">Biogeography</text:span>, 12(5), pp. 361–371. doi: <text:a xlink:type="simple" xlink:href="https://doi.org/10.1046/j.1466-822X.2003.00042.x" office:name=""><text:span text:style-name="Definition">10.1046/j.1466-822X.2003.00042.x</text:span></text:a>.</text:p>
      <text:p text:style-name="Text_20_body">Pearson, R. G., Dawson, T. P., Berry, P. M. and Harrison, P. A. (2002) ‘SPECIES: A Spatial Evaluation of Climate Impact on the Envelope of Species’, <text:span text:style-name="T658">Ecological</text:span><text:span text:style-name="T659"> </text:span><text:span text:style-name="T660">Modelling</text:span>, 154(3), pp. 289–300. doi: <text:a xlink:type="simple" xlink:href="https://doi.org/10.1016/S0304-3800(02)00056-X" office:name=""><text:span text:style-name="Definition">10.1016/S0304-3800(02)00056-X</text:span></text:a>.</text:p>
      <text:p text:style-name="Text_20_body">Poisot, T. and Gravel, D. (2014) ‘When is an ecological network complex? Connectance drives degree distribution and emerging network properties’, <text:span text:style-name="T661">PeerJ</text:span>, 2, p. e251. doi: <text:a xlink:type="simple" xlink:href="https://doi.org/10.7717/peerj.251" office:name=""><text:span text:style-name="Definition">10.7717/peerj.251</text:span></text:a>.</text:p>
      <text:p text:style-name="Text_20_body">Poisot, T., Canard, E. and Mouillot, D. <text:span text:style-name="T662">et</text:span><text:span text:style-name="T663"> </text:span><text:span text:style-name="T664">al.</text:span> (2012) ‘The dissimilarity of species interaction networks’, <text:span text:style-name="T665">Ecology</text:span><text:span text:style-name="T666"> </text:span><text:span text:style-name="T667">Letters</text:span>, 15(12), pp. 1353–1361. doi: <text:a xlink:type="simple" xlink:href="https://doi.org/10.1111/ele.12002" office:name=""><text:span text:style-name="Definition">10.1111/ele.12002</text:span></text:a>.</text:p>
      <text:p text:style-name="Text_20_body">Poisot, T., Guéveneux-Julien, C. and Fortin, M.-J. <text:span text:style-name="T668">et</text:span><text:span text:style-name="T669"> </text:span><text:span text:style-name="T670">al.</text:span> (2017) ‘Hosts, parasites and their interactions respond to different climatic variables: POISOT et al.’, <text:span text:style-name="T671">Global</text:span><text:span text:style-name="T672"> </text:span><text:span text:style-name="T673">Ecology</text:span><text:span text:style-name="T674"> </text:span><text:span text:style-name="T675">and</text:span><text:span text:style-name="T676"> </text:span><text:span text:style-name="T677">Biogeography</text:span>, 26(8), pp. 942–951. doi: <text:a xlink:type="simple" xlink:href="https://doi.org/10.1111/geb.12602" office:name=""><text:span text:style-name="Definition">10.1111/geb.12602</text:span></text:a>.</text:p>
      <text:p text:style-name="Text_20_body">Poisot, T., Mouquet, N. and Gravel, D. (2013) ‘Trophic complementarity drives the biodiversity-ecosystem functioning relationship in food webs’, <text:span text:style-name="T678">Ecology</text:span><text:span text:style-name="T679"> </text:span><text:span text:style-name="T680">Letters</text:span>, 16(7), pp. 853–861. doi: <text:a xlink:type="simple" xlink:href="https://doi.org/10.1111/ele.12118" office:name=""><text:span text:style-name="Definition">10.1111/ele.12118</text:span></text:a>.</text:p>
      <text:p text:style-name="Text_20_body">Poisot, T., Stouffer, D. B. and Gravel, D. (2015) ‘Beyond species: why ecological interaction networks vary through space and time’, <text:span text:style-name="T681">Oikos</text:span>, 124(3), pp. 243–251. doi: <text:a xlink:type="simple" xlink:href="https://doi.org/10.1111/oik.01719" office:name=""><text:span text:style-name="Definition">10.1111/oik.01719</text:span></text:a>.</text:p>
      <text:p text:style-name="Text_20_body">Pollock, L. J., Tingley, R. and Morris, W. K. <text:span text:style-name="T682">et</text:span><text:span text:style-name="T683"> </text:span><text:span text:style-name="T684">al.</text:span> (2014) ‘Understanding co-occurrence by modelling species simultaneously with a Joint Species Distribution Model (JSDM)’, <text:span text:style-name="T685">Methods</text:span><text:span text:style-name="T686"> </text:span><text:span text:style-name="T687">in</text:span><text:span text:style-name="T688"> </text:span><text:span text:style-name="T689">Ecology</text:span><text:span text:style-name="T690"> </text:span><text:span text:style-name="T691">and</text:span><text:span text:style-name="T692"> </text:span><text:span text:style-name="T693">Evolution</text:span>, 5(5), pp. 397–406. doi: <text:a xlink:type="simple" xlink:href="https://doi.org/10.1111/2041-210X.12180" office:name=""><text:span text:style-name="Definition">10.1111/2041-210X.12180</text:span></text:a>.</text:p>
      <text:p text:style-name="Text_20_body">Rezende, E. L., Albert, E. M., Fortuna, M. A. and Bascompte, J. (2009) ‘Compartments in a marine food web associated with phylogeny, body mass, and habitat structure’, <text:span text:style-name="T694">Ecology</text:span><text:span text:style-name="T695"> </text:span><text:span text:style-name="T696">Letters</text:span>, 12(8), pp. 779–788. doi: <text:a xlink:type="simple" xlink:href="https://doi.org/10.1111/j.1461-0248.2009.01327.x" office:name=""><text:span text:style-name="Definition">10.1111/j.1461-0248.2009.01327.x</text:span></text:a>.</text:p>
      <text:p text:style-name="Text_20_body">Rezende, E. L., Jordano, P. and Bascompte, J. (2007) ‘Effects of phenotypic complementarity and phylogeny on the nested structure of mutualistic networks’, <text:span text:style-name="T697">Oikos</text:span>, 116(11), pp. 1919–1929. doi: <text:a xlink:type="simple" xlink:href="https://doi.org/10.1111/j.0030-1299.2007.16029.x" office:name=""><text:span text:style-name="Definition">10.1111/j.0030-1299.2007.16029.x</text:span></text:a>.</text:p>
      <text:p text:style-name="Text_20_body">Solé, R. V. and Montoya, M. (2001) ‘Complexity and fragility in ecological networks’, <text:span text:style-name="T698">Proceedings</text:span><text:span text:style-name="T699"> </text:span><text:span text:style-name="T700">of</text:span><text:span text:style-name="T701"> </text:span><text:span text:style-name="T702">the</text:span><text:span text:style-name="T703"> </text:span><text:span text:style-name="T704">Royal</text:span><text:span text:style-name="T705"> </text:span><text:span text:style-name="T706">Society</text:span><text:span text:style-name="T707"> </text:span><text:span text:style-name="T708">of</text:span><text:span text:style-name="T709"> </text:span><text:span text:style-name="T710">London</text:span><text:span text:style-name="T711"> </text:span><text:span text:style-name="T712">B:</text:span><text:span text:style-name="T713"> </text:span><text:span text:style-name="T714">Biological</text:span><text:span text:style-name="T715"> </text:span><text:span text:style-name="T716">Sciences</text:span>, 268(1480), pp. 2039–2045. doi: <text:a xlink:type="simple" xlink:href="https://doi.org/10.1098/rspb.2001.1767" office:name=""><text:span text:style-name="Definition">10.1098/rspb.2001.1767</text:span></text:a>.</text:p>
      <text:p text:style-name="Text_20_body">Souza, A. F., Bezerra, A. D. and Longhi, S. J. (2016) ‘Quasi-neutral community assembly: Evidence from niche overlap, phylogenetic, and trait distribution analyses of a subtropical forest in South America’, <text:span text:style-name="T717">Perspectives</text:span><text:span text:style-name="T718"> </text:span><text:span text:style-name="T719">in</text:span><text:span text:style-name="T720"> </text:span><text:span text:style-name="T721">Plant</text:span><text:span text:style-name="T722"> </text:span><text:span text:style-name="T723">Ecology,</text:span><text:span text:style-name="T724"> </text:span><text:span text:style-name="T725">Evolution</text:span><text:span text:style-name="T726"> </text:span><text:span text:style-name="T727">and</text:span><text:span text:style-name="T728"> </text:span><text:span text:style-name="T729">Systematics</text:span>, 23, pp. 1–10. doi: <text:a xlink:type="simple" xlink:href="https://doi.org/10.1016/j.ppees.2016.09.006" office:name=""><text:span text:style-name="Definition">10.1016/j.ppees.2016.09.006</text:span></text:a>.</text:p>
      <text:p text:style-name="Text_20_body">Stouffer, D. B. and Bascompte, J. (2010) ‘Understanding food-web persistence from local to global scales’, <text:span text:style-name="T730">Ecology</text:span><text:span text:style-name="T731"> </text:span><text:span text:style-name="T732">Letters</text:span>, 13(2), pp. 154–161. doi: <text:a xlink:type="simple" xlink:href="https://doi.org/10.1111/j.1461-0248.2009.01407.x" office:name=""><text:span text:style-name="Definition">10.1111/j.1461-0248.2009.01407.x</text:span></text:a>.</text:p>
      <text:p text:style-name="Text_20_body">Stouffer, D. B., Sales-Pardo, M., Sirer, M. I. and Bascompte, J. (2012) ‘Evolutionary Conservation of Species’ Roles in Food Webs’, <text:span text:style-name="T733">Science</text:span>, 335(6075), pp. 1489–1492. doi: <text:a xlink:type="simple" xlink:href="https://doi.org/10.1126/science.1216556" office:name=""><text:span text:style-name="Definition">10.1126/science.1216556</text:span></text:a>.</text:p>
      <text:p text:style-name="Text_20_body">Sugihara, G. and Ye, H. (2009) ‘Complex systems: Cooperative network dynamics’, <text:span text:style-name="T734">Nature</text:span>, 458(7241), pp. 979–980. doi: <text:a xlink:type="simple" xlink:href="https://doi.org/10.1038/458979a" office:name=""><text:span text:style-name="Definition">10.1038/458979a</text:span></text:a>.</text:p>
      <text:p text:style-name="Text_20_body">Thebault, E. and Loreau, M. (2003) ‘Food-web constraints on biodiversity-ecosystem functioning relationships’, <text:span text:style-name="T735">Proceedings</text:span><text:span text:style-name="T736"> </text:span><text:span text:style-name="T737">of</text:span><text:span text:style-name="T738"> </text:span><text:span text:style-name="T739">the</text:span><text:span text:style-name="T740"> </text:span><text:span text:style-name="T741">National</text:span><text:span text:style-name="T742"> </text:span><text:span text:style-name="T743">Academy</text:span><text:span text:style-name="T744"> </text:span><text:span text:style-name="T745">of</text:span><text:span text:style-name="T746"> </text:span><text:span text:style-name="T747">Sciences</text:span>, 100(25), pp. 14949–14954. doi: <text:a xlink:type="simple" xlink:href="https://doi.org/10.1073/pnas.2434847100" office:name=""><text:span text:style-name="Definition">10.1073/pnas.2434847100</text:span></text:a>.</text:p>
      <text:p text:style-name="Text_20_body">Thébault, E. and Fontaine, C. (2010) ‘Stability of Ecological Communities and the Architecture of Mutualistic and Trophic Networks’, <text:span text:style-name="T748">Science</text:span>, 329(5993), pp. 853–856. doi: <text:a xlink:type="simple" xlink:href="https://doi.org/10.1126/science.1188321" office:name=""><text:span text:style-name="Definition">10.1126/science.1188321</text:span></text:a>.</text:p>
      <text:p text:style-name="Text_20_body">Thébault, E., Huber, V. and Loreau, M. (2007) ‘Cascading extinctions and ecosystem functioning: contrasting effects of diversity depending on food web structure’, <text:span text:style-name="T749">Oikos</text:span>, 116(1), pp. 163–173. doi: <text:a xlink:type="simple" xlink:href="https://doi.org/10.1111/j.2006.0030-1299.15007.x" office:name=""><text:span text:style-name="Definition">10.1111/j.2006.0030-1299.15007.x</text:span></text:a>.</text:p>
      <text:p text:style-name="Text_20_body">Tilman, D. (2004) ‘Niche tradeoffs, neutrality, and community structure: A stochastic theory of resource competition, invasion, and community assembly’, <text:span text:style-name="T750">Proceedings</text:span><text:span text:style-name="T751"> </text:span><text:span text:style-name="T752">of</text:span><text:span text:style-name="T753"> </text:span><text:span text:style-name="T754">the</text:span><text:span text:style-name="T755"> </text:span><text:span text:style-name="T756">National</text:span><text:span text:style-name="T757"> </text:span><text:span text:style-name="T758">Academy</text:span><text:span text:style-name="T759"> </text:span><text:span text:style-name="T760">of</text:span><text:span text:style-name="T761"> </text:span><text:span text:style-name="T762">Sciences</text:span><text:span text:style-name="T763"> </text:span><text:span text:style-name="T764">of</text:span><text:span text:style-name="T765"> </text:span><text:span text:style-name="T766">the</text:span><text:span text:style-name="T767"> </text:span><text:span text:style-name="T768">United</text:span><text:span text:style-name="T769"> </text:span><text:span text:style-name="T770">States</text:span><text:span text:style-name="T771"> </text:span><text:span text:style-name="T772">of</text:span><text:span text:style-name="T773"> </text:span><text:span text:style-name="T774">America</text:span>, 101(30), pp. 10854–10861. doi: <text:a xlink:type="simple" xlink:href="https://doi.org/10.1073/pnas.0403458101" office:name=""><text:span text:style-name="Definition">10.1073/pnas.0403458101</text:span></text:a>.</text:p>
      <text:p text:style-name="Text_20_body">Trøjelsgaard, K. and Olesen, J. M. (2016) ‘Ecological networks in motion: micro- and macroscopic variability across scales’, <text:span text:style-name="T775">Functional</text:span><text:span text:style-name="T776"> </text:span><text:span text:style-name="T777">Ecology</text:span>, 30(12), pp. 1926–1935. doi: <text:a xlink:type="simple" xlink:href="https://doi.org/10.1111/1365-2435.12710" office:name=""><text:span text:style-name="Definition">10.1111/1365-2435.12710</text:span></text:a>.</text:p>
      <text:p text:style-name="Text_20_body">Trøjelsgaard, K., Jordano, P., Carstensen, D. W. and Olesen, J. M. (2015) ‘Geographical variation in mutualistic networks: similarity, turnover and partner fidelity’, <text:span text:style-name="T778">Proceedings</text:span><text:span text:style-name="T779"> </text:span><text:span text:style-name="T780">of</text:span><text:span text:style-name="T781"> </text:span><text:span text:style-name="T782">the</text:span><text:span text:style-name="T783"> </text:span><text:span text:style-name="T784">Royal</text:span><text:span text:style-name="T785"> </text:span><text:span text:style-name="T786">Society</text:span><text:span text:style-name="T787"> </text:span><text:span text:style-name="T788">B:</text:span><text:span text:style-name="T789"> </text:span><text:span text:style-name="T790">Biological</text:span><text:span text:style-name="T791"> </text:span><text:span text:style-name="T792">Sciences</text:span>, 282(1802), pp. 20142925–20142925. doi: <text:a xlink:type="simple" xlink:href="https://doi.org/10.1098/rspb.2014.2925" office:name=""><text:span text:style-name="Definition">10.1098/rspb.2014.2925</text:span></text:a>.</text:p>
      <text:p text:style-name="Text_20_body">Verdú, M. and Valiente‐Banuet, A. (2008) ‘The Nested Assembly of Plant Facilitation Networks Prevents Species Extinctions’, <text:span text:style-name="T793">The</text:span><text:span text:style-name="T794"> </text:span><text:span text:style-name="T795">American</text:span><text:span text:style-name="T796"> </text:span><text:span text:style-name="T797">Naturalist</text:span>, 172(6), pp. 751–760. doi: <text:a xlink:type="simple" xlink:href="https://doi.org/10.1086/593003" office:name=""><text:span text:style-name="Definition">10.1086/593003</text:span></text:a>.</text:p>
      <text:p text:style-name="Text_20_body">Verhulst, P. (1938) ‘Notice sur la loi que la population suit dans son accroissement’, <text:span text:style-name="T798">Curr.</text:span><text:span text:style-name="T799"> </text:span><text:span text:style-name="T800">Math.</text:span><text:span text:style-name="T801"> </text:span><text:span text:style-name="T802">Phys</text:span>, 10.</text:p>
      <text:p text:style-name="Text_20_body">Williams, R. J. (2011) ‘Biology, Methodology or Chance? The Degree Distributions of Bipartite Ecological Networks’, <text:span text:style-name="T803">PLoS</text:span><text:span text:style-name="T804"> </text:span><text:span text:style-name="T805">One</text:span>. Edited by J. Langowski, 6(3), p. e17645. doi: <text:a xlink:type="simple" xlink:href="https://doi.org/10.1371/journal.pone.0017645" office:name=""><text:span text:style-name="Definition">10.1371/journal.pone.0017645</text:span></text:a>.</text:p>
      <text:p text:style-name="Text_20_body">Williams, R. J. and Martinez, N. D. (2000) ‘Simple rules yield complex food webs’, <text:span text:style-name="T806">Nature</text:span>, 404(6774), pp. 180–183. doi: <text:a xlink:type="simple" xlink:href="https://doi.org/10.1038/35004572" office:name=""><text:span text:style-name="Definition">10.1038/35004572</text:span></text:a>.</text:p>
      <text:p text:style-name="Text_20_body">Williams, R. J., Brose, U. and Martinez, N. D. (2007) ‘Homage to Yodzis and Innes 1992: scaling up feeding-based population dynamics to complex ecological networks’, in <text:span text:style-name="T807">From</text:span><text:span text:style-name="T808"> </text:span><text:span text:style-name="T809">energetics</text:span><text:span text:style-name="T810"> </text:span><text:span text:style-name="T811">to</text:span><text:span text:style-name="T812"> </text:span><text:span text:style-name="T813">ecosystems:</text:span><text:span text:style-name="T814"> </text:span><text:span text:style-name="T815">the</text:span><text:span text:style-name="T816"> </text:span><text:span text:style-name="T817">dynamics</text:span><text:span text:style-name="T818"> </text:span><text:span text:style-name="T819">and</text:span><text:span text:style-name="T820"> </text:span><text:span text:style-name="T821">structure</text:span><text:span text:style-name="T822"> </text:span><text:span text:style-name="T823">of</text:span><text:span text:style-name="T824"> </text:span><text:span text:style-name="T825">ecological</text:span><text:span text:style-name="T826"> </text:span><text:span text:style-name="T827">systems</text:span>. Springer, pp. 37–51. Available at: <text:a xlink:type="simple" xlink:href="http://link.springer.com/content/pdf/10.1007/978-1-4020-5337-5_2.pdf" office:name=""><text:span text:style-name="Definition">http://link.springer.com/content/pdf/10.1007/978-1-4020-5337-5_2.pdf</text:span></text:a> (Accessed: 26 May 2016).</text:p>
      <text:p text:style-name="Text_20_body">Yodzis, P. (1981) ‘The stability of real ecosystems’, <text:span text:style-name="T828">Nature</text:span>, 289(5799), pp. 674–676. doi: <text:a xlink:type="simple" xlink:href="https://doi.org/10.1038/289674a0" office:name=""><text:span text:style-name="Definition">10.1038/289674a0</text:span></text:a>.</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lex Ecological Networks</dc:title>
  </office:meta>
</office:document-meta>
</file>

<file path=Formula-0/content.xml><?xml version="1.0" encoding="utf-8"?>
<math xmlns="http://www.w3.org/1998/Math/MathML" display="inline">
  <mi>i</mi>
</math>
</file>

<file path=Formula-1/content.xml><?xml version="1.0" encoding="utf-8"?>
<math xmlns="http://www.w3.org/1998/Math/MathML" display="inline">
  <mi>j</mi>
</math>
</file>

<file path=Formula-10/content.xml><?xml version="1.0" encoding="utf-8"?>
<math xmlns="http://www.w3.org/1998/Math/MathML" display="inline">
  <mi>S</mi>
</math>
</file>

<file path=Formula-11/content.xml><?xml version="1.0" encoding="utf-8"?>
<math xmlns="http://www.w3.org/1998/Math/MathML" display="inline">
  <mrow>
    <mi>L</mi>
    <mo>∝</mo>
    <msup>
      <mi>S</mi>
      <mi>k</mi>
    </msup>
  </mrow>
</math>
</file>

<file path=Formula-13/content.xml><?xml version="1.0" encoding="utf-8"?>
<math xmlns="http://www.w3.org/1998/Math/MathML" display="block">
  <mrow>
    <mfrac>
      <mn>1</mn>
      <msub>
        <mi>N</mi>
        <mi>i</mi>
      </msub>
    </mfrac>
    <mfrac>
      <mtext mathvariant="normal">d</mtext>
      <mrow>
        <mtext mathvariant="normal">d</mtext>
        <mi>t</mi>
      </mrow>
    </mfrac>
    <msub>
      <mi>N</mi>
      <mi>i</mi>
    </msub>
    <mo>=</mo>
    <msub>
      <mi>r</mi>
      <mi>i</mi>
    </msub>
    <mo>×</mo>
    <munder>
      <mo>∑</mo>
      <mi>j</mi>
    </munder>
    <msub>
      <mi>A</mi>
      <mrow>
        <mi>i</mi>
        <mi>j</mi>
      </mrow>
    </msub>
    <msub>
      <mi>α</mi>
      <mrow>
        <mi>i</mi>
        <mo>,</mo>
        <mi>j</mi>
      </mrow>
    </msub>
    <msub>
      <mi>N</mi>
      <mi>j</mi>
    </msub>
    <mspace width="0.167em"/>
  </mrow>
</math>
</file>

<file path=Formula-14/content.xml><?xml version="1.0" encoding="utf-8"?>
<math xmlns="http://www.w3.org/1998/Math/MathML" display="inline">
  <mi>A</mi>
</math>
</file>

<file path=Formula-15/content.xml><?xml version="1.0" encoding="utf-8"?>
<math xmlns="http://www.w3.org/1998/Math/MathML" display="inline">
  <mrow>
    <mi>n</mi>
    <mo>*</mo>
    <mi>n</mi>
  </mrow>
</math>
</file>

<file path=Formula-16/content.xml><?xml version="1.0" encoding="utf-8"?>
<math xmlns="http://www.w3.org/1998/Math/MathML" display="inline">
  <mi>n</mi>
</math>
</file>

<file path=Formula-17/content.xml><?xml version="1.0" encoding="utf-8"?>
<math xmlns="http://www.w3.org/1998/Math/MathML" display="inline">
  <mrow>
    <msub>
      <mi>A</mi>
      <mrow>
        <mi>i</mi>
        <mi>j</mi>
      </mrow>
    </msub>
    <mo>≠</mo>
    <mn>0</mn>
  </mrow>
</math>
</file>

<file path=Formula-18/content.xml><?xml version="1.0" encoding="utf-8"?>
<math xmlns="http://www.w3.org/1998/Math/MathML" display="inline">
  <mi>i</mi>
</math>
</file>

<file path=Formula-19/content.xml><?xml version="1.0" encoding="utf-8"?>
<math xmlns="http://www.w3.org/1998/Math/MathML" display="inline">
  <mi>j</mi>
</math>
</file>

<file path=Formula-2/content.xml><?xml version="1.0" encoding="utf-8"?>
<math xmlns="http://www.w3.org/1998/Math/MathML" display="inline">
  <mrow>
    <mi>i</mi>
    <mo>,</mo>
    <mi>j</mi>
  </mrow>
</math>
</file>

<file path=Formula-20/content.xml><?xml version="1.0" encoding="utf-8"?>
<math xmlns="http://www.w3.org/1998/Math/MathML" display="inline">
  <mn>0</mn>
</math>
</file>

<file path=Formula-21/content.xml><?xml version="1.0" encoding="utf-8"?>
<math xmlns="http://www.w3.org/1998/Math/MathML" display="inline">
  <msub>
    <mi>α</mi>
    <mrow>
      <mi>i</mi>
      <mi>j</mi>
    </mrow>
  </msub>
</math>
</file>

<file path=Formula-22/content.xml><?xml version="1.0" encoding="utf-8"?>
<math xmlns="http://www.w3.org/1998/Math/MathML" display="inline">
  <mi>N</mi>
</math>
</file>

<file path=Formula-23/content.xml><?xml version="1.0" encoding="utf-8"?>
<math xmlns="http://www.w3.org/1998/Math/MathML" display="inline">
  <msub>
    <mi>B</mi>
    <mi>i</mi>
  </msub>
</math>
</file>

<file path=Formula-24/content.xml><?xml version="1.0" encoding="utf-8"?>
<math xmlns="http://www.w3.org/1998/Math/MathML" display="inline">
  <mi>A</mi>
</math>
</file>

<file path=Formula-25/content.xml><?xml version="1.0" encoding="utf-8"?>
<math xmlns="http://www.w3.org/1998/Math/MathML" display="inline">
  <mi>B</mi>
</math>
</file>

<file path=Formula-26/content.xml><?xml version="1.0" encoding="utf-8"?>
<math xmlns="http://www.w3.org/1998/Math/MathML" display="inline">
  <mi>B</mi>
</math>
</file>

<file path=Formula-27/content.xml><?xml version="1.0" encoding="utf-8"?>
<math xmlns="http://www.w3.org/1998/Math/MathML" display="inline">
  <mi>A</mi>
</math>
</file>

<file path=Formula-3/content.xml><?xml version="1.0" encoding="utf-8"?>
<math xmlns="http://www.w3.org/1998/Math/MathML" display="inline">
  <mi>N</mi>
</math>
</file>

<file path=Formula-4/content.xml><?xml version="1.0" encoding="utf-8"?>
<math xmlns="http://www.w3.org/1998/Math/MathML" display="inline">
  <mi>r</mi>
</math>
</file>

<file path=Formula-5/content.xml><?xml version="1.0" encoding="utf-8"?>
<math xmlns="http://www.w3.org/1998/Math/MathML" display="inline">
  <mi>A</mi>
</math>
</file>

<file path=Formula-6/content.xml><?xml version="1.0" encoding="utf-8"?>
<math xmlns="http://www.w3.org/1998/Math/MathML" display="inline">
  <mi>α</mi>
</math>
</file>

<file path=Formula-7/content.xml><?xml version="1.0" encoding="utf-8"?>
<math xmlns="http://www.w3.org/1998/Math/MathML" display="inline">
  <mi>A</mi>
</math>
</file>

<file path=Formula-9/content.xml><?xml version="1.0" encoding="utf-8"?>
<math xmlns="http://www.w3.org/1998/Math/MathML" display="inline">
  <mi>L</mi>
</math>
</file>